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“Top Menu”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“Fight“, “Items”, and ”Run”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“Fight”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“Attack“, “Skills”, or ”Wait”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“Attack”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“Skills”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“Wait”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“Top Menu”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“Critical Hit”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“Counter”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ddya mean throw Jelly-chan away?!?!
Ao Kurage will never forgive youuuuuuuu!!!</text:p>
          </table:table-cell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 office:value-type="string">
            <text:p>Chat - L7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it's no good... I can't hold it!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 office:value-type="string">
            <text:p>Chat - L7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nna pee!! I'm gonna pee in my pantiiies!!</text:p>
          </table:table-cell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aaaagh!! S-Stop!!  D-Don't come out
yeeeeet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-My bladder's... so swollen, it huuurts!</text:p>
          </table:table-cell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nna burst...! Wh-What am I gonna dooo?!</text:p>
          </table:table-cell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has to come out sooner or later, right...?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 me go off to the bathroom...!</text:p>
          </table:table-cell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 holding it for a while, so... y'know,
soon...!</text:p>
          </table:table-cell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h... d-do I have to do it here...?</text:p>
          </table:table-cell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t's true we're not gonna find a toilet
around here... O-Okay... got it...</text:p>
          </table:table-cell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hhh? H-Here?</text:p>
          </table:table-cell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don't wannaaa... ////</text:p>
          </table:table-cell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I'm really thirsty... water, 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 I just couldn't wait anymore...</text:p>
          </table:table-cell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id my best, but I wet myself... *sob*...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I, uhh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... I wanna go to a toilet-esque place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m I just imagining it, or do I need to go to
the...?)</text:p>
          </table:table-cell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Nope, it's not my imagination... I've gotta go...!)</text:p>
          </table:table-cell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decisive moment is finally here.</text:p>
          </table:table-cell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n't worry! We'll win for sure!</text:p>
          </table:table-cell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robably for sure, with about a sixty percent
chance!!</text:p>
          </table:table-cell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Demon Portal was through the “Argent
Forest” in the Northlands, right?</text:p>
          </table:table-cell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right?! Uwoooohhhh!! My memory is
amazing!! I'm a total genius!!!</text:p>
          </table:table-cell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so, like, do you and the Shinigami-chan
know each other, Reguma-kun? That can't be,
right?</text:p>
          </table:table-cell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s kinda surprised, you were acting like
acquaintances or something.</text:p>
          </table:table-cell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know the heat all around this cave, can't
we just save it for winter?</text:p>
          </table:table-cell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, get this, we save this winter's cold for
next summer! Now that's an idea!!</text:p>
          </table:table-cell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ough, I guess that'd get rid of the seasons...?</text:p>
          </table:table-cell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we can get our hands on some of that Ion
Matter at Purgatory Grotto, we'll be able to
make the STS *and* get Takoyaki-chan's
starship off the ground! Two birds, one stone!</text:p>
          </table:table-cell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, how much of it are we gonna need?</text:p>
          </table:table-cell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agh, n... I-I can't... I'm at my... I'm at my
limit!!</text:p>
          </table:table-cell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wet myself... I'm gonna... p-pee
mys...el...</text:p>
          </table:table-cell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, it's comiiing! It's coming
ooooouuuut!!</text:p>
          </table:table-cell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think I'm gonna wet myself... what now... at
this rate...</text:p>
          </table:table-cell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bathroooom...?!</text:p>
          </table:table-cell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I-I could do that, I guess... I hadn't thought
of that at all, but I guess there's no other way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 bathroom... c'mon, I've been
holding it for ages...!</text:p>
          </table:table-cell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concentrate like this...!</text:p>
          </table:table-cell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h... I feel really bad about this, but... I-I
don't think I can bear it for another second...
yeah...</text:p>
          </table:table-cell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n't the time for bad jokes!</text:p>
          </table:table-cell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his... I wanna change my panties
alreadyyy... ////</text:p>
          </table:table-cell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weeeeeehn... ////</text:p>
          </table:table-cell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eey, let's stop off at a bathroom if we pass
by one along the way...</text:p>
          </table:table-cell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veryone else wants to take a break too, right
guys?</text:p>
          </table:table-cell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feeling in my lower abdomen...)</text:p>
          </table:table-cell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is that so-called urge to pee...!)</text:p>
          </table:table-cell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n the end, we couldn't take down Blue Carat
or White Carat...</text:p>
          </table:table-cell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e learned about the Demon Portal, so
that's progress, right?</text:p>
          </table:table-cell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! Let's get back to the Princess, pronto!</text:p>
          </table:table-cell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opponent is that slippery White Carat...!</text:p>
          </table:table-cell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n if this trump card of ours, the
antimagic, works like a charm, we can't
afford to let our guard down!</text:p>
          </table:table-cell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!! Now we've just gotta take these
two things back to where Lumii-san is!!</text:p>
          </table:table-cell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Uhh, where was she again?</text:p>
          </table:table-cell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 man〜, I'm so jealous of Takoyaki-chan's
Translation Device!</text:p>
          </table:table-cell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d feel so much better with one of those
by my side〜! I'd totally never get a chance
to use it, though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ee the Jelly-chan again〜!</text:p>
          </table:table-cell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d better be careful not to lose the plot
this time! Man, I can't wait〜! Dufufufufu!!</text:p>
          </table:table-cell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matter how you look at it, that Lerig ・ Ias
is totally a moth.</text:p>
          </table:table-cell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a gigantic moth, at that.</text:p>
          </table:table-cell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probably more of a night owl, don't
you think?</text:p>
          </table:table-cell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ll never forget that day, at the end of
May...</text:p>
          </table:table-cell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ym class had just ended, and I was getting
changed, when I suddenly felt a presence
from right behind me...</text:p>
          </table:table-cell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... the next moment...!!</text:p>
          </table:table-cell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ike a lightning strike, piercing through
my butthole and right up to the heavens!!!
Aaaaaaaaaaaaaaaaaaaaaaaaaggggghhh!!</text:p>
          </table:table-cell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 then, next up is the forest where that
dangerous tribe lives.</text:p>
          </table:table-cell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they more threatening than monsters?
They can't be, right?</text:p>
          </table:table-cell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ll definitely take poison damage if we step
into the bog!</text:p>
          </table:table-cell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Kh...! If only we had Antidotal Herbs right
about now...!!</text:p>
          </table:table-cell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 attack from White Carat early really
hurt...</text:p>
          </table:table-cell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must've taken something like three million
damage, I think?</text:p>
          </table:table-cell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I'm gonna...!! It's gonna c-come out...!</text:p>
          </table:table-cell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ywhere... let me pee...!!</text:p>
          </table:table-cell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I-I've got to make it...!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 wanna pee... it's no good...! Pee...!!</text:p>
          </table:table-cell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I can't hold it...!!</text:p>
          </table:table-cell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wait up for a minute... just a minute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, p-pretty soon...</text:p>
          </table:table-cell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uhh... I'm gonna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see any toilets around here, but... I-I
guess I don't have a choice, right...?</text:p>
          </table:table-cell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 here?! No way, Jose...!</text:p>
          </table:table-cell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f only I'd gone to the toilet when I had the
chance...</text:p>
          </table:table-cell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it never would've turned out like...
this... *sniff*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mutter*... I wanna go...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ck...! Y-You didn't hear that, right...?</text:p>
          </table:table-cell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well... th-that's how it is...</text:p>
          </table:table-cell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member, regular breaks are essential for a
healthy lifestyle!</text:p>
          </table:table-cell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because we're young, doesn't mean we
should push ourselves too hard...!</text:p>
          </table:table-cell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ite Carat's finally making her move...!</text:p>
          </table:table-cell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she planning to destroy the Heavenly Palace
with force capable of sending the guards flying
a hundred meters away, and erasing Seraphia...?!</text:p>
          </table:table-cell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 underground lab beneath a church...</text:p>
          </table:table-cell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, I feel like I've heard that somewhere
before...</text:p>
          </table:table-cell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oh!! R.E.!! It's the kinda thing you see
a lot in R○sident Ev○l!! Uhohoooh!!</text:p>
          </table:table-cell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take Lumii-san back to the castle!</text:p>
          </table:table-cell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's just gotta take the whatchamacallit-scale
and extract the thingummy from the tea leaves,
then we'll have the anti-whatever-drug!!</text:p>
          </table:table-cell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 was this one time where someone
walking towards me shouted “heeeeey!“, and I
replied, ”yeaaaaaah!”, but...</text:p>
          </table:table-cell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 were actually shouting to someone behind
me! It was super embarrassing, y'know?</text:p>
          </table:table-cell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Yeah. Totally irrelevant, huh!</text:p>
          </table:table-cell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Valley of Mirages” is where we joined up
with Komu-chan, right?</text:p>
          </table:table-cell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reat, that means we've gotta go back to that
suuuper hot desert...</text:p>
          </table:table-cell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umii-san's been taken away into the jungle
somewhere!</text:p>
          </table:table-cell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ord jungle makes me think of venomous
snakes! A mongoose ally on our team would
make me feel a whole lot better!</text:p>
          </table:table-cell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ing the Knight Commander is an even bigger
job than I thought.</text:p>
          </table:table-cell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bviously he has to command the Chivalric
Order, but he has to take care of public
business too, and even put his life on the
line if anything happens.</text:p>
          </table:table-cell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think I'll be sending in my resumé
any time soon!</text:p>
          </table:table-cell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totally just met Ossie, didn't we?!!
Ossie's huge, huh?!!</text:p>
          </table:table-cell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ext time, I wanna ride on her back!!</text:p>
          </table:table-cell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Ossie over at Lake Oshiru!</text:p>
          </table:table-cell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nna be a plesiosaur-type monster,
that's the feeling I get!! I can't wait!!</text:p>
          </table:table-cell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back to the castle and figure
out how to fight against the Carats: red, blue
and white!</text:p>
          </table:table-cell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〜, no matter which way we turn, it feels
like there's been a Carat waiting around every
corner, lately〜!</text:p>
          </table:table-cell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hh...! Alien-chan's visor is so cooool!!</text:p>
          </table:table-cell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I wanna try it on so baaad...!</text:p>
          </table:table-cell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this kidnapping (?) case has something
to do with one of the Carats?</text:p>
          </table:table-cell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d be a really nasty thing for them
to do!!</text:p>
          </table:table-cell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hot spring was just as good as they say!</text:p>
          </table:table-cell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no way we can lose, now!</text:p>
          </table:table-cell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the enemy, I mean... not to the baths.</text:p>
          </table:table-cell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Reguma-kun!</text:p>
          </table:table-cell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must have a pretty good idea of where
we've gotta go next, right?!</text:p>
          </table:table-cell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 say another word!!</text:p>
          </table:table-cell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I'm not!</text:p>
          </table:table-cell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disappointed that we couldn't use the
hot springs straight away, but...</text:p>
          </table:table-cell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little bit of exercise before taking a dip never
hurt anyone!</text:p>
          </table:table-cell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if I should really say this, but...</text:p>
          </table:table-cell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place called the Secret Springs, it's not
really all that secret, is it.</text:p>
          </table:table-cell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-ot ・ spri-ings ♪    O-n ・ se-n ♪</text:p>
          </table:table-cell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monsters come out then we've gotta
kill ・ them ♪</text:p>
          </table:table-cell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ie! I said something kinda crazy!</text:p>
          </table:table-cell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am I going to do...?)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time's a-wastin'!! We're
going to 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no, nooo, this is bad, I-I can't do this
anymooore!!</text:p>
          </table:table-cell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nna wet myself, h-help meee!!</text:p>
          </table:table-cell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coming out it's coming ouuuut!! I-I'm
wetting myseeeelf!!</text:p>
          </table:table-cell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excuse me! A-Aren't we going to take a
break?</text:p>
          </table:table-cell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rm, more specifically, well, I want you to let me
g... go to the bathroom!!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did I just say... does this look like a
bathroom to you...?!!</text:p>
          </table:table-cell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esitate to say it in a situation like this,
but, well...</text:p>
          </table:table-cell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to... go to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this once, I'll do you a favor and pretend
I didn't hear anything, so don't you ever say
that again!!</text:p>
          </table:table-cell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ve got it wrong...! I'm sure I could've
held it!</text:p>
          </table:table-cell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was, erm... j-just an accident, okay?!!</text:p>
          </table:table-cell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-Are we going to keep pressing forwards...?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o do... I can't just come out and say
I want to go and use the toilet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rm... it's about time, don't you think? I'm sure
everyone's getting tired, so how about a break?</text:p>
          </table:table-cell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 fine, though...!</text:p>
          </table:table-cell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last, it's just us against Red Carat. It's been
a long time coming.</text:p>
          </table:table-cell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y'll come at us with everything they
have. We'd better give them all we've got, too.</text:p>
          </table:table-cell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is little crystal is meant to
be able to stabilize a space-time disortion...</text:p>
          </table:table-cell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what kind of scientific principle does it
work on? Not that I'd understand anyway...</text:p>
          </table:table-cell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got six lumps of Ion Matter here, just
what the doctor ordered.</text:p>
          </table:table-cell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right, let's get this all back to the Princess.
I'm starting to get a little sweaty, here...</text:p>
          </table:table-cell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ix lumps of Ion Matter in total will do, right?</text:p>
          </table:table-cell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ut another way, that means it only takes six to
create the STS *and* power a starship.
Incredible, isn't it...</text:p>
          </table:table-cell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where in the Southlands you go, it's
boiling hot, so you need to have plenty of water
with you.</text:p>
          </table:table-cell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we have the money for it...?</text:p>
          </table:table-cell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, it's not good... I-I can't hold it
anymore...</text:p>
          </table:table-cell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et myself... please, no...!</text:p>
          </table:table-cell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f-forget everything...!!</text:p>
          </table:table-cell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! I really do need, erm, th-the toilet...</text:p>
          </table:table-cell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n't be able to... well... hold it much longer!</text:p>
          </table:table-cell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top messing around and let me go to the
bathroom! ////</text:p>
          </table:table-cell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 thought I'd tell you just to be sure, but
I really haven't gone to the toilet in quite a
long time...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at's why... I mean, erm...</text:p>
          </table:table-cell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t what I'm saying at all!!</text:p>
          </table:table-cell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ummy! Dumb jerk!!</text:p>
          </table:table-cell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n't look at me!! Jeeeeerk!!</text:p>
          </table:table-cell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Saotome...</text:p>
          </table:table-cell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, er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glance* *glance*...</text:p>
          </table:table-cell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thought I might casually go on a little trip
to the toilet if there were any around, but...
it's a little tough to say so...)</text:p>
          </table:table-cell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was that demon plant called again?
Urinex?</text:p>
          </table:table-cell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the hell would it feed on something like
ammonia?! Seriously, live off of something
else, would you? Gosh!</text:p>
          </table:table-cell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powerful response from the peak of the
Sacred Mountain... is it?</text:p>
          </table:table-cell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d be nice if she stayed put until we make
it up there...</text:p>
          </table:table-cell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e have everything we need to complete
the Magic detection device, although...</text:p>
          </table:table-cell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we've found the Carats, actually taking
them down hinges on our own strength...</text:p>
          </table:table-cell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aaaaah...)</text:p>
          </table:table-cell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Jelly-chan really are so precious〜...)</text:p>
          </table:table-cell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ther a monster can really be brought
under the devilish spell of the Jelly-chan...
it will be a sight to behold.</text:p>
          </table:table-cell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really does bite, that would make
the Jelly-chan a truly terrifying existence...</text:p>
          </table:table-cell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 We're going after Lerig ・ Ias!</text:p>
          </table:table-cell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really don't want to, though! It's a moth!
It's just a huge moth!! I really don't want
to go after that thing!!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you make eye contact with one of those
Jelly-chan, there's no escaping its devilish
pull...</text:p>
          </table:table-cell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confident I can keep my wits about me
the next time...</text:p>
          </table:table-cell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as certain a boss monster would appear...</text:p>
          </table:table-cell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ouldn't have hoped for a better outcome
than one where we didn't have to fight at all.</text:p>
          </table:table-cell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 up and find that Detonium so we
can take it back with us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Ah, but what if it's a really heavy rock?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nyway, we'll cross that bridge when we
come to it...</text:p>
          </table:table-cell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true that being able to track the
enemy's movements will be really convenient.</text:p>
          </table:table-cell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that's left is the power to actually
defeat them...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... I'm at my limit, no... it's gonna come
out...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seriously... m-my absolute... limit...!!</text:p>
          </table:table-cell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... it's coming oooouuuut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-What now... I can't... I can't take it
anymore...!)</text:p>
          </table:table-cell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 need to pee now, or else... I'll w-wet
myself...!!)</text:p>
          </table:table-cell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ut! I-I can't just do it... in a place
like this...!!</text:p>
          </table:table-cell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ren't there any toilets around here...?
*glance* *glance*</text:p>
          </table:table-cell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 see, erm... I'm struggling, here...!</text:p>
          </table:table-cell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a little longer, and...</text:p>
          </table:table-cell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uld have made it to the toilet just fine,
got it?!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sort of feel like I-I need to go to the
bathroom...</text:p>
          </table:table-cell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could use a visit
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suppose it's probably too soon to say
anything...)</text:p>
          </table:table-cell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ack when we fought against the bandit leader
Priella in her manaphylactic state, I thought
she was a mere shadow of a person...</text:p>
          </table:table-cell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state of mind White Carat must
be in if she's still got her wits about her?</text:p>
          </table:table-cell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relieved to see that the Knight Commander
isn't too seriously injured.</text:p>
          </table:table-cell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can't rest until the people of this world
are safe...!</text:p>
          </table:table-cell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Mirara-whoever girl had some fairly
risqué moves, didn't she...?</text:p>
          </table:table-cell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ean, you could see some really serious
skin whenever she attacked...)</text:p>
          </table:table-cell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south is utterly sweltering through-and-
through, so we need to take extra care to take
in lots of fluid.</text:p>
          </table:table-cell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-Just because I say that, it doesn't mean
you should make us gulp down too much water.
That would cause its own set of problems...</text:p>
          </table:table-cell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lue Carat has really given us plenty more
trouble with this sensitivity curse...</text:p>
          </table:table-cell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'll give her a dose of tickle-hell
once this is all over with!</text:p>
          </table:table-cell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nk that's invisible to everyone except the
Heavenly Maidens...)</text:p>
          </table:table-cell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Using that, I'd be able to write an exchange
diary. I'd love to give it a try...)</text:p>
          </table:table-cell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ait, what on earth am I thinking about at
a time like this...?)</text:p>
          </table:table-cell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et the feeling that kidnapping cases are
on the rise right now.</text:p>
          </table:table-cell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Lumii-san going to be okay? We have to
rescue her, quickly...</text:p>
          </table:table-cell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w that we've got our scale, let's pay a visit
to Sharusharu's house.</text:p>
          </table:table-cell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expect the Knight Commander and Lumii-san
are picking up some of her tea leaves right
about now.</text:p>
          </table:table-cell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ur little group has become quite the crowd,
don't you think?</text:p>
          </table:table-cell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f Takoyaki knows how to fight, then
that's all the better.</text:p>
          </table:table-cell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 alien girl really will be
sticking to us, after all.</text:p>
          </table:table-cell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that visor-thingy of hers will
prove to be very useful, so why not?</text:p>
          </table:table-cell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how much I look, it's definitely
there, and yet I can't touch it...</text:p>
          </table:table-cell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somehow... eerie... uncanny, even...</text:p>
          </table:table-cell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missing child must be somewhere inside
Ondrera Manor.</text:p>
          </table:table-cell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to go and find her, right away...!</text:p>
          </table:table-cell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how long that alien girl intends
on following us around?</text:p>
          </table:table-cell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I feel bad that she can't get
back home, but...</text:p>
          </table:table-cell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not about to give up the last year
of our memories...</text:p>
          </table:table-cell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 should this in advance...</text:p>
          </table:table-cell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o realize what'll happen to you if you
peek into the ladies' baths... don't you?</text:p>
          </table:table-cell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kind of monster could be
blocking the water supply to the hot springs?</text:p>
          </table:table-cell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had better not be some kind of gooey lump
that comes flying at us...</text:p>
          </table:table-cell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never thought we'd be visiting a hot springs
resort, so I didn't bring towels or anything...</text:p>
          </table:table-cell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y provide their own equipment.</text:p>
          </table:table-cell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going to the Eastlands, aren't we? We'll
need to head to Zazābu Port Town, first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my smile really such a rare
sight...?!</text:p>
          </table:table-cell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 office:value-type="string">
            <text:p>Chat - L7 A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, p-peeee!! I'm gonna peeee!</text:p>
          </table:table-cell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 office:value-type="string">
            <text:p>Chat - L7 B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twitchin' down there... the dam's gonna
buuuurst!!</text:p>
          </table:table-cell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gotta go right here, or I'll p-pee myself...
I'm seriously gonna pee myseeeelf!!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, I-I can't control it, no matter... wh-at...!</text:p>
          </table:table-cell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leakiiing, it's coming ouuut, peeeee!!</text:p>
          </table:table-cell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rghh!! I'm tellin' ya, I've gotta use the
bathroooom!!</text:p>
          </table:table-cell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'ya want me to wet my pants right here?!</text:p>
          </table:table-cell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r instead, I could just go pee out here...</text:p>
          </table:table-cell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naughty! But I can't take it
anymooore!!</text:p>
          </table:table-cell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ep, you're right! I ain't gonna be able to hold
it, anyway!</text:p>
          </table:table-cell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uuu〜〜! Bathroom, bathroom!! Hurry!</text:p>
          </table:table-cell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ta know I can't hold my pee for
that long, right?!</text:p>
          </table:table-cell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a know what they say... the cat can't eat
fish without... wettin' her feet...</text:p>
          </table:table-cell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 get
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bathroom yet?</text:p>
          </table:table-cell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t's gonna be a long way, let's step on it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'll get embarrassed if ya keep starin'
like that...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nds up, whoever wants to go to the
bathrooooom—! Meee—!!</text:p>
          </table:table-cell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h...? Just me?</text:p>
          </table:table-cell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inally, it's the final dungeoooon!!</text:p>
          </table:table-cell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ta keep smilin' 'til the end—!!
Chaaaaaaaaarge!!</text:p>
          </table:table-cell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re goin' straight from a Heatwave cavern to
a Frostbite forest, huh...</text:p>
          </table:table-cell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might just come down with somethin' nasty...</text:p>
          </table:table-cell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an, I'm sick 'n tired of fightin' against that
Shinigami...</text:p>
          </table:table-cell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she's quick, she hurts, she's scary, and
before ya know it, you're takin' loads a' damage...</text:p>
          </table:table-cell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keep forgettin' just how hot it is down here in
the Southlands〜...</text:p>
          </table:table-cell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kes me wanna take my uniform off...!</text:p>
          </table:table-cell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psie, did I make you imagine somethin'
naughty〜...?</text:p>
          </table:table-cell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otta say, we ain't had much of a chance to
use that “antimagic” that was made for
White-Carat, so far.</text:p>
          </table:table-cell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suddenly appeared outta nowhere, I'd
probably forget to use it... lol.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comin' out... no...!</text:p>
          </table:table-cell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... My panties are... gonna get soaked...!!</text:p>
          </table:table-cell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gh! I-I'm at my limit!! I'm gonna go do
my business over there!!</text:p>
          </table:table-cell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-I really am gonna... pee my panties...</text:p>
          </table:table-cell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Agh!! It's comin' out!! I-I'm goin' over
there!!!</text:p>
          </table:table-cell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pee all over myself!! Hey, I can't hold
it!!</text:p>
          </table:table-cell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full'a pee...! Let me go to the
toilet!!</text:p>
          </table:table-cell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do it... somewhere 'round here...!</text:p>
          </table:table-cell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?! H-Here's fine, ain't it?! C'mooon!</text:p>
          </table:table-cell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man, oh man, I'm really bustin' to pee here!</text:p>
          </table:table-cell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hit up a bathroom? Can we? Please!</text:p>
          </table:table-cell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idn't wanna pee outdoors if I could help it,
but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need the little girl's room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 we find somewhere to take a rest stop? It's
not good for your health to hold it in, y'know?</text:p>
          </table:table-cell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s just super careless this time! I totally
coulda held it in!</text:p>
          </table:table-cell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Hmm... I think I kinda need to go to the
bathroom?)</text:p>
          </table:table-cell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whatevs. I'm totally fine, for now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or real, that Shinigami is so strong, she's
basically cheating.</text:p>
          </table:table-cell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ouldn't even see her, she was so fast! Next
thing I knew, my body hurt all over, 'n I
couldn't tell what was goin' on after that!</text:p>
          </table:table-cell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t's a Sacred Mountain? Is it
different from a regular mountain?</text:p>
          </table:table-cell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it some kinda spiritual spot, given the
“sacred” part?</text:p>
          </table:table-cell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Ah, I don't really wanna think about
spirit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Jelly-chan's charm is definitely
world-class!</text:p>
          </table:table-cell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reckon they'd work on the final boss?
That'd make 'em the ultimate cheat item!!</text:p>
          </table:table-cell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ll right!! All that's left to do now is
make Lerig ・ Ias fall in love with Jelly-
chan's adoreableness, then reel it in!</text:p>
          </table:table-cell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fine, it's fine! Jelly-chan's so cute,
it'll go well for sure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to bring back one of the Jelly-chan is
cool 'n all, but do they even understand what
we're sayin'?</text:p>
          </table:table-cell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more, it's not like we can force 'em
to come with us if they don't want to...</text:p>
          </table:table-cell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actually totally okay with moths.</text:p>
          </table:table-cell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fact, I kinda like 'em!</text:p>
          </table:table-cell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if you look closely, they're covered
in fluffy, fuzzy fur! So cute〜!</text:p>
          </table:table-cell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amuko-chan... go a little easier on me,
would ya...?</text:p>
          </table:table-cell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you got any ointment...?</text:p>
          </table:table-cell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hh! This is Detonium?!</text:p>
          </table:table-cell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 pretty-lookin' rock!!</text:p>
          </table:table-cell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o bad it has to be a material for that
equipment we're makin'. I wonder if there'll
be any left over that I can keep〜?</text:p>
          </table:table-cell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 for a Tomo-chan Pop Quiiiiiz!!</text:p>
          </table:table-cell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has holes that feel really good to go
inside lots'a times in a row, and ya need a
hard stick and balls to do it with?</text:p>
          </table:table-cell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's up! The answer is a pool table〜!!</text:p>
          </table:table-cell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-hoh〜? I wonder what kinda answer you
were gonna come out with〜?</text:p>
          </table:table-cell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asupu Marsh, wasn't it?</text:p>
          </table:table-cell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place it is? It's gotta
have loads of bottomless swamps and stuff,
right?</text:p>
          </table:table-cell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ain't a laughing matter, is it.</text:p>
          </table:table-cell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-Emergency alert...!! Tomo-chan's... p-pee
levels... are!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y're... a-at critical... levels!!</text:p>
          </table:table-cell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gh, I'm aboutta p-pee...! C'mon, let me go right
here...!! Pleeease!!</text:p>
          </table:table-cell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really gonna leak... I-I'm not kidding!!</text:p>
          </table:table-cell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-Commencing... drainage!!</text:p>
          </table:table-cell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epeat...! Tomo-chan's bladder is at its limit!</text:p>
          </table:table-cell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prepare fluid drainage equipment
immediately!!</text:p>
          </table:table-cell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necessary, w-we can engage emergency
evacuation procedure right here...</text:p>
          </table:table-cell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ese circumstances require an urgent
response...!!</text:p>
          </table:table-cell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 th-thank you for your cooperatiooon!!</text:p>
          </table:table-cell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ellow warnin'!! Tomo-chan's desperation has
reached dangerous levels!!</text:p>
          </table:table-cell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consider immediate evacuation of the
area, and prepare equipment for the swift
reduction of bladder fluid-levels!!</text:p>
          </table:table-cell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mergency evacuation order has been received!
Notice to all nearby residents: please stay well
clear of the flood zone throughout the drainage
procedure!!</text:p>
          </table:table-cell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reakin' news! We have confirmation of
Tomo-chan's growin' need to pee...!</text:p>
          </table:table-cell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report all bathroom sightings to the
relevant authorities without delay...!</text:p>
          </table:table-cell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I never once peed myself in school,
either... you believe me, right?</text:p>
          </table:table-cell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ews flash! Tomo-chan pee warning!</text:p>
          </table:table-cell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ecommendin' the prompt formulation of a
bathroom strategy!</text:p>
          </table:table-cell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fun never ends, huh? Welp, what else did
I expect with three enemies to worry about?</text:p>
          </table:table-cell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n? Blue Carat and White Carat are workin'
together, so does that mean we only have
two enemies?</text:p>
          </table:table-cell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what difference? We're gonna beat 'em
all up either way!!</text:p>
          </table:table-cell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ein' the Knight Commander sounds real
tough〜!</text:p>
          </table:table-cell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trainin' routine he does...</text:p>
          </table:table-cell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Oops, was I droolin'...?</text:p>
          </table:table-cell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made up my mind!! I'm gonna be some
kind of idol, too!!</text:p>
          </table:table-cell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right〜, I guess my trademark's gotta
be my twintails, right?</text:p>
          </table:table-cell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mocchi, the “Twintails ☆ Idol”...</text:p>
          </table:table-cell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h... sounds kinda cliché, huh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ure is boilin' around here〜...!</text:p>
          </table:table-cell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n't matter if you're in the shade or by
the water, it's way too hot everywhere you go...</text:p>
          </table:table-cell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an't get Lumii-san's lewd little voice
goin' “Aaaaahn ////” outta my head...</text:p>
          </table:table-cell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... Please forget that... ///////</text:p>
          </table:table-cell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ritin' that secret message, Lumii-san had
exactly the same idea as I did when the bandit
gang kidnapped me and I dropped my student
handbook!!</text:p>
          </table:table-cell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reat minds think alike, right?! Huh? Huh?!</text:p>
          </table:table-cell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ccordin' to great detective Hime-chan's
theory, Blue-White Carat's hideout is
somewhere in the Southlands, huh?</text:p>
          </table:table-cell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upupupu! Now that I've said it out loud,
doesn't a Blue-White Carat sound kinda
anemic? Uheheh!</text:p>
          </table:table-cell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Ossie was more dog-sized, I'd totally want
her as my pet〜.</text:p>
          </table:table-cell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was dog-sized, and had fluffy fur, and
she was a good, obedient girl...</text:p>
          </table:table-cell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Ain't that just a dog?</text:p>
          </table:table-cell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ako-chan's gun is so cool, huh?!</text:p>
          </table:table-cell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wouldn't let me use it no matter
how much I asked. What, does she think I'm
too dangerous or somethin'?</text:p>
          </table:table-cell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 know, I really think she jumped the “gun”
on that judgement...</text:p>
          </table:table-cell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finally put the last of Red Carat's Four
Hellish Kings in the ground!</text:p>
          </table:table-cell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d sure be great if we could defeat her friends
so easily...</text:p>
          </table:table-cell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inside of Ondrera Manor kinda reminds me
of a haunted house...</text:p>
          </table:table-cell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a spooky monster or somethin' really pops
out, I might run away or just straight up
pass out!! You'll hafta go on without me,
'kay?!</text:p>
          </table:table-cell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kinda bothered by what the Commander
said about not bein' able to go forward
through the halls...</text:p>
          </table:table-cell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it just super slippery and uphill, so
they kept slidin' back down...?</text:p>
          </table:table-cell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dja like to hear about my and
Hime-chan's budding romance?</text:p>
          </table:table-cell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what do I want in return〜? Get me a
chocolate parfait, and maybe I'll tell ya〜.</text:p>
          </table:table-cell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n, I wish I had a water pistol to bring
into the hot springs〜!</text:p>
          </table:table-cell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nted to play Hot Springs Royale with
everyone〜!</text:p>
          </table:table-cell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hot springs ain't mixed bathing,
after all...</text:p>
          </table:table-cell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ss I'll just have to use my imagination...</text:p>
          </table:table-cell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hree golden rules of bathing:
1. Wash yourself off,
2. Don't bring your towel in,
3. Uhhh...</text:p>
          </table:table-cell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the third one, again?</text:p>
          </table:table-cell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ell ya in advance!!</text:p>
          </table:table-cell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xed hot springs are the only ones for me!!!</text:p>
          </table:table-cell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But only with hot guys.)</text:p>
          </table:table-cell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y'know...?</text:p>
          </table:table-cell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twist* *turn* *wriggle* *cleeeeench*!</text:p>
          </table:table-cell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-Aauuu...! I-I can't... take it anymo...ore!</text:p>
          </table:table-cell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oooo! I'm so-orry! I-I'm at my limiiiit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...P-Pee... I need to pee...!)</text:p>
          </table:table-cell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w-well!! Umm, uhhh... I-I-I'm fine... really!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do I do... I need to go to the restroom...
I'm already squirming...)</text:p>
          </table:table-cell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Staying still is really haaard...)</text:p>
          </table:table-cell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e-yes?!? Wh-Wh-What is it?!?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'm sorry...</text:p>
          </table:table-cell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'll smell it if I get too close, so... I-I'll follow
from a distance... *sob*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umm... that is...</text:p>
          </table:table-cell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-We're not going to... take a rest soon... are
we?</text:p>
          </table:table-cell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ish I'd gone to the restroom just earlier...)</text:p>
          </table:table-cell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I'd like to go right about now...)</text:p>
          </table:table-cell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o be honest, I'm really scared...</text:p>
          </table:table-cell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, I feel like... if we're all together...
it'll all go well, just like it always has...!</text:p>
          </table:table-cell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TS is going to self-destruct in the end,
isn't it.</text:p>
          </table:table-cell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what if the portal doesn't break under the
force of the blast...?</text:p>
          </table:table-cell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ybe it would be best to come prepared with
a hammer or something?</text:p>
          </table:table-cell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if I could be that strong if I had four
bodies...</text:p>
          </table:table-cell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but then I'd need to have four uniforms
prepared, wouldn't I.</text:p>
          </table:table-cell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-We need to watch our step, or we'll fall
into the magma...!!</text:p>
          </table:table-cell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you fall, you'll get burned!!</text:p>
          </table:table-cell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“STS” which is supposed to stabilize the
space-time distortion...</text:p>
          </table:table-cell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how in the world does it work...?</text:p>
          </table:table-cell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... I n-need to use the restroom...!</text:p>
          </table:table-cell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ny more than this, and... I w-won't... be able
to... hold it...! Uwaaah...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ee!! It's... coming oooooouuut!!)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*rub* *rub*...!</text:p>
          </table:table-cell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... Saotome-san... ////
Umm... ummm...!</text:p>
          </table:table-cell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—p-please don't say things like that! ////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 I... I...</text:p>
          </table:table-cell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ant to... take a break... ////</text:p>
          </table:table-cell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wawawawawah!! Th-That's not what I...! ////</text:p>
          </table:table-cell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aaahn... I'm sorry! I-It won't happen again...
I'll hold it in properly next time... please
forgive meee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-I hate to say it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 see... I would like to go to the... the
r-restroom...</text:p>
          </table:table-cell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...</text:p>
          </table:table-cell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t's nothing...</text:p>
          </table:table-cell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just remembered, Red Carat's hidden lair
at the top of the mountain...</text:p>
          </table:table-cell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wasn't even there herself, was she.</text:p>
          </table:table-cell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Do you think she was on an outing?</text:p>
          </table:table-cell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has loaded the antimagic she
formulated into a syringe.</text:p>
          </table:table-cell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means we have to somehow give White
Carat a shot to make it work.</text:p>
          </table:table-cell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therein lies the problem, right...?</text:p>
          </table:table-cell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re are scales stuck to my clothes,
too...</text:p>
          </table:table-cell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going to have to wash these later...</text:p>
          </table:table-cell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 want... I'd like to speak with
Jelly-chan as well...!</text:p>
          </table:table-cell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wag* *wag*...</text:p>
          </table:table-cell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the end, what are the Jelly-chan, really...?</text:p>
          </table:table-cell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aren't people, and they aren't monsters.
What mysterious creatures they are.</text:p>
          </table:table-cell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these ruins used to be?</text:p>
          </table:table-cell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ybe this place was used by people long ago
for some sort of rituals, or for worshipping
their gods...?</text:p>
          </table:table-cell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, I'm just not very knowledgeable
about these sorts of things...</text:p>
          </table:table-cell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, umm... just now... they were just
too cute... /////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really embarrassed myself... ////</text:p>
          </table:table-cell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rock isn't too heavy, is it? Will you
be okay?</text:p>
          </table:table-cell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lease tell me if you get tired, all right?
I'll find a cart for you!</text:p>
          </table:table-cell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me to think of it, I wonder what happened
to Red Carat's group...?</text:p>
          </table:table-cell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haven't heard a peep out of them for a
while, so it's been bothering me a little...</text:p>
          </table:table-cell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is amazing. She can make all sorts
of things, can't she?</text:p>
          </table:table-cell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ould be so much more useful to everyone if
only I had that kind of inventive talent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 can't...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haah... ngh, I'm going to... p-pee myself...</text:p>
          </table:table-cell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ooooh!!! ////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The restroom... I want to go to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should I do, I can't hold it anymore...!)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! Well, I'm not okay, but I'm... O. K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u-umm...</text:p>
          </table:table-cell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s there, well... a r-restroom anywhere...? ////</text:p>
          </table:table-cell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at isn't a restroom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*hic*, *sob*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mm...</text:p>
          </table:table-cell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there is anywhere nearby where we could
perhaps take a break, then, umm...</text:p>
          </table:table-cell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uld like to take a break... maybe...)</text:p>
          </table:table-cell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is being awfully quiet at the
moment, isn't she?</text:p>
          </table:table-cell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worried she's going to launch
a surprise attack amidst all the chaos...</text:p>
          </table:table-cell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C-Come to think of it, that secret base I
broke into back in the jungle...)</text:p>
          </table:table-cell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if anyone's found the... p-pee I
left at the back of that corridor...?)</text:p>
          </table:table-cell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wawawawawah... ///// I should have cleaned
up after myseeelf! /////)</text:p>
          </table:table-cell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e tension is killing me...!)</text:p>
          </table:table-cell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t that cold is effective against monsters
all across this hot region.</text:p>
          </table:table-cell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mm? But if they're strong against changes in
temperature, would that include low
temperatures? I've gotten myself all confused...</text:p>
          </table:table-cell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f I really think about it, I... I was
wandering around completely naked in front
of a crowd of men... /////)</text:p>
          </table:table-cell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aaaaah... /////)</text:p>
          </table:table-cell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iyackshooo!!</text:p>
          </table:table-cell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 sun is so bright, it made me sneeze...</text:p>
          </table:table-cell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-Was I really spacing out again?!</text:p>
          </table:table-cell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for some reason, I have a bad habit of
losing focus and daydreaming... I'm sorry... ////</text:p>
          </table:table-cell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aah... Ossie was so cuuute...</text:p>
          </table:table-cell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she likes to eat? Water plants?
Fish?</text:p>
          </table:table-cell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as I speaking out loud?!
Eeeeeeep! //////</text:p>
          </table:table-cell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just thought of something... once we've
found Ossie, how are we supposed to get one
of its scales?</text:p>
          </table:table-cell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! No violence allowed, all right?</text:p>
          </table:table-cell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one of the Hellish Kings just earlier
said something like “the source of the Heavenly
Maiden's power is their spirit”, or something.</text:p>
          </table:table-cell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think he was necessarily wrong, but
I wasn't very impressed by their tactics...</text:p>
          </table:table-cell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issing child is somewhere in the mansion,
isn't she?</text:p>
          </table:table-cell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kidnapper might be with her, too. Let's
be extra careful...!</text:p>
          </table:table-cell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irst of all, I think we should go and
investigate inside that creepy mansion.</text:p>
          </table:table-cell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learn something important.</text:p>
          </table:table-cell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back to the castle to discuss
our strategy, aren't we?</text:p>
          </table:table-cell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how, it feels like something always goes
wrong at times like these...)</text:p>
          </table:table-cell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e only have a shower at home, so I don't
often get a chance to use a bath like this.)</text:p>
          </table:table-cell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I think about it... I wonder if bathing
manners are the same in this world as in our
world?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ll be fine, won't we?</text:p>
          </table:table-cell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imagining the rest and relaxation we'll
get from the hot springs...</text:p>
          </table:table-cell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legs are already starting to give.</text:p>
          </table:table-cell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never walked around so much in my entire
life...</text:p>
          </table:table-cell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do very well with heat, but I do love
going to hot springs.</text:p>
          </table:table-cell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don't forget the coffee milk, afterwards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seems to be positively trembling with Magical
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h, u-umm, I-I... h-have to... p-pee, now...!</text:p>
          </table:table-cell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b-bear it any l...onger...!!</text:p>
          </table:table-cell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f I run, i...it will all come, out...!! Nghaaaah!!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ant to go to the bathroom! I do not really...
have any time to... spare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oor timing, I am sorry...! /////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... I-I suppose you are right... it is my fault
for not taking care of it earlier...</text:p>
          </table:table-cell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ill be back in a moment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aotome-san, actually, I... w-well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ather... need to use a bathroom... is that
a-acceptable...?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-No, no, no! In any case, something like that
would be a little... ////</text:p>
          </table:table-cell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well, how do I say this...</text:p>
          </table:table-cell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f we should want to take a break, perhaps I
could also stop by a bathroom...?</text:p>
          </table:table-cell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ould like to wash my garments as soon as
possible, please... forgive me... ////</text:p>
          </table:table-cell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f anyone decides to visit the bathroom, I think
I might join them...)</text:p>
          </table:table-cell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Visti and Blanche will not go down without a
fight.</text:p>
          </table:table-cell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ut, if we combine our strength, we will surely
emerge victorious!</text:p>
          </table:table-cell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fter all, you are the ones that Nowah-sama,
the last Heavenly Maiden, chose!</text:p>
          </table:table-cell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will be very glad to have the Antimagic that
Lumii made us in the case we run into White
Carat.</text:p>
          </table:table-cell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t is not as if she will simply lie down
and let us inject her with it, so let us try and
surprise her if possible...</text:p>
          </table:table-cell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it came down to another battle with that
Shinigami, we would have no recourse... let us
try our hardest to avoid that situation...!</text:p>
          </table:table-cell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l right, let us do our utmost to find the Ion
Matter we need.</text:p>
          </table:table-cell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are many demons that call Purgatory
Grotto home, but I do not believe there are any
strong enough to be called boss monsters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...I think so. Probably...</text:p>
          </table:table-cell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urgatory Grotto is a dreadfully perilous place,
even for the Southlands.</text:p>
          </table:table-cell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ou will be surrounded by magma eruptions, and
the demons are terribly powerful, as well...</text:p>
          </table:table-cell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ich is why we cannot afford to falter on
our way in...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pee... is going to come out... no... no...</text:p>
          </table:table-cell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I'm gonna pee myseeelf...!!</text:p>
          </table:table-cell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will be right baaack!!</text:p>
          </table:table-cell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h... *squirm* *squirm* *wiggle* *wiggle*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What do I do... I-I cannot hold it any longer...)</text:p>
          </table:table-cell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ou are right... turning back now would take
too much time, would it no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may I... go to the bathroom, yet...?</text:p>
          </table:table-cell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have been holding off going for a while now...</text:p>
          </table:table-cell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Eh?! That... doing that in a place like this
would be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 know it is inexcusable to say so
this late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... I have begun to... have need of a
washroom...</text:p>
          </table:table-cell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unfit to be the Spirit Queen... *hic*...</text:p>
          </table:table-cell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Darn... I probably should have gone to the
toilet earlier.)</text:p>
          </table:table-cell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t would be terrible to hold everyone back,
so I think I shall wait and see...)</text:p>
          </table:table-cell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afraid I do not have any information
about the Demon Portal.</text:p>
          </table:table-cell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ever, I do know that if there is a gate
between the demon world and the human world,
it would be too dangerous to leave it be...!</text:p>
          </table:table-cell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ven among the many mountains of this world,
the Sacred Mountain Amatsuchi is top-class.</text:p>
          </table:table-cell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was said by the people of yore that “dirt
fell through a hole in the heavens and piled
up on the ground”, in order to explain its
impressive height.</text:p>
          </table:table-cell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w, let us take these two materials to
St. Yuria's church at once.</text:p>
          </table:table-cell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ith these, we should be able to construct
the equipment that will allow us to track
our foes down.</text:p>
          </table:table-cell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the Translation Device was able to
interpret Jelly-chan's words but not Ossie's
crie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suppose that means the Jelly-chan possess
high-level communication ability close to
that of people?</text:p>
          </table:table-cell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rig ・ Ias are so rare, even among demons,
as to be called illusions.</text:p>
          </table:table-cell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nitially, I had thought that just catching
sight of one would be difficult, but we must
have very good fortune to do so this easily.</text:p>
          </table:table-cell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demon that ran away just now was
Lerig ・ Ias!</text:p>
          </table:table-cell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do all we can to chase after it
and harvest its scale!</text:p>
          </table:table-cell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it were not for Harukaze-san waking
everybody up, we may still all be rolling
around on the ground in a cuteness-induced
daze.</text:p>
          </table:table-cell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remember to thank her properly.</text:p>
          </table:table-cell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forest that the is home to the dangerous
tribe is thick with trees, making the way
ahead difficult to see. We must be careful
not to get lost.</text:p>
          </table:table-cell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t is one place I would rather not pass
through...</text:p>
          </table:table-cell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etonium is a violet-colored mineral that
sparkles with a golden light.</text:p>
          </table:table-cell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as Lumii-san says: it is sensitive to Magic,
so we may be able to manufacture a machine
that determines the origin of a Magical
presence out of it.</text:p>
          </table:table-cell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h? You want to know about this dangerous
race of people?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me see. It is not like I do not have some
information about them...</text:p>
          </table:table-cell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erhaps you would say they are dangerous in
one sense... please excuse me, I am not
explaining this very well.</text:p>
          </table:table-cell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Hah, agh... uuu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oilet... toilet... aaaagh... toilet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can't... bear it any longeeer!!!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egging you...! Please let me go to the
toilet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truly cannot hold on any longer... ////</text:p>
          </table:table-cell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oh... v-very well...</text:p>
          </table:table-cell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do not come near me under any
circumstances..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forgive me, but soon... the bathroom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eally would like to go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t would be much too embarrassing for
me to even consider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... I do not wish to hold everyone back,
but...</text:p>
          </table:table-cell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be very grateful if we could find some
nearby facilities to stop by... ////</text:p>
          </table:table-cell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did my very best to hold it i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very sorry, but I failed... ////</text:p>
          </table:table-cell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... I think I might need to visit the little
Spirit Queen's room... just slightly...)</text:p>
          </table:table-cell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 am a little embarrassed to say so... I
think I shall hold it just a bit longer...)</text:p>
          </table:table-cell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Heavenly Palace is the sacred shrine of
Seraphia itself.</text:p>
          </table:table-cell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ccording to some theories, it was God who
ordered seraphs to build it.</text:p>
          </table:table-cell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do everything we can to protect it!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believe that the inside of St. Yuria's church
is protected by the power of Nowah-sama, the
previous Heavenly Maiden, such that ordinary
monsters cannot get close.</text:p>
          </table:table-cell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am not sure it is capable of
repelling demons at the level of those such
as Visti or Blanche...</text:p>
          </table:table-cell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d never suspected that the “Light of
Diabolus” referred to a girl like her.</text:p>
          </table:table-cell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onsidering how she was sleeping in a box,
I might be thinking of her as an existence
close to my own...</text:p>
          </table:table-cell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expect that the interior of the Pyramid
is laden with all manner of traps intended to
ward off invaders.</text:p>
          </table:table-cell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continue with great care...</text:p>
          </table:table-cell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get to the Pyramid, we first need to take
the hidden route within the Valley of Mirages.</text:p>
          </table:table-cell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head for the shrine in which I
recently slept!</text:p>
          </table:table-cell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path through the jungle can be difficult to
keep track of as it is so overgrown with trees,
so we will need to take extra care.</text:p>
          </table:table-cell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geography there must make a wonderful
hiding spot for the enemy. They have really
thought this through.</text:p>
          </table:table-cell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know a thing or two about the geography of
the Southlands, so please do not hesitate to
ask me any questions.</text:p>
          </table:table-cell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y the way, the region specializes in spices.</text:p>
          </table:table-cell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please excuse me. That was useless trivia
for such a grave situation, was it not...</text:p>
          </table:table-cell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or as long as I have lived, I have never once
seen an ancient wyvern until now!</text:p>
          </table:table-cell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uman or Spirit, everyone learns new things
all the time!</text:p>
          </table:table-cell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t to go into too much detail, there are
many sorts of firearms: long-range, medium-
range, short-range, suppressive, defensive,
and so on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for Takoyaki-san's ion gun...</text:p>
          </table:table-cell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does not support rapid-fire, but it has
an auto-aim functionality, as well as a high
muzzle velocity, making it the rather rare
long-range handgun-type.</text:p>
          </table:table-cell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strategy meeting coming up... I wonder
how it will turn out?</text:p>
          </table:table-cell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ink we are doing quite fine, slowly
chipping away at the enemy forces, as it is...</text:p>
          </table:table-cell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ien technology is truly spectacular, is it
not...?! It looks like Magic to me.</text:p>
          </table:table-cell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may have just said something inappropriate
for the Spirit Queen to say... eheheh...</text:p>
          </table:table-cell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, assuming this kidnapping (?) incident was
the work of either the Red or Blue Carat...</text:p>
          </table:table-cell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suppose they plan to do with a
young child...?</text:p>
          </table:table-cell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 I got into was right next
door to the regular baths.</text:p>
          </table:table-cell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ought I heard that alien's voice coming
from where everyone else was... was it just
my imagination, perhaps?</text:p>
          </table:table-cell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pefully, the hot springs will now be back
in action.</text:p>
          </table:table-cell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return to the Secret Springs
establishment to check.</text:p>
          </table:table-cell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lfurfoss Waterfall is a very popular
sightseeing location.</text:p>
          </table:table-cell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had no idea that the hot springs got
its water supply from an underground cavern
behind the waterfall.</text:p>
          </table:table-cell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certain that the Secret Springs were just
west of Izumo village.</text:p>
          </table:table-cell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my first time actually visiting, so I do
not know what it will actually be like.</text:p>
          </table:table-cell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stories of the Secret Springs in
the east, but this is my first time visiting.</text:p>
          </table:table-cell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we are going, then I will enjoy myself to the
fullest!</text:p>
          </table:table-cell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egumaaa! I'm gonna pee all over Myseeelf!!
There's no way I can hold it Iiiin!!!</text:p>
          </table:table-cell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-Agh!!! Aaaaahhh!!! I can't, I can't... I'm gonna
Exploooode!!!</text:p>
          </table:table-cell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Just squeeze, until... b-behind there... h... hold
it...!!</text:p>
          </table:table-cell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ey...! Doesn't matter how awesome I am,
even I've got my Limiiits...!!</text:p>
          </table:table-cell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really got a full tank of pee, Heeere!!</text:p>
          </table:table-cell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can't help it, it's a natural Phenomenon...</text:p>
          </table:table-cell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egumaaa! Let me go to the Bathroooom!! Don't
tell me you're enjoying makin' me hold it Iiiin?!</text:p>
          </table:table-cell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eguma, you Perveeert!!</text:p>
          </table:table-cell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knew it, you really are a Perveeert!!</text:p>
          </table:table-cell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p-peed... on Myseeelf...</text:p>
          </table:table-cell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bad, I couldn't take it any Mooore...</text:p>
          </table:table-cell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does anyone else need to go use the
little girl's Roooom?</text:p>
          </table:table-cell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Or do I just have a tiny Bladdeeer??</text:p>
          </table:table-cell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uuh? Aren't there any toilets around Heeere?</text:p>
          </table:table-cell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Let me know if there are, since I wanna make a
rest Stooop.</text:p>
          </table:table-cell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Once this fight's over, I'm gonna go have some
fun with my big Sis...</text:p>
          </table:table-cell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 Whaddya mean that was a weird thing
to Saaay? Why can't I say Thaaat?</text:p>
          </table:table-cell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aaargh!! My back is so Itchyyyyy!!</text:p>
          </table:table-cell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Regumaaaa!! Scratch Iiiit!! A little to the
Leeeeft!!</text:p>
          </table:table-cell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se six lumps of Ion Matter'll be more than
enough to power the STS and my Starshiiip!</text:p>
          </table:table-cell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ut on the off-chance it isn't, I don't know what
we'd Dooo.</text:p>
          </table:table-cell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, Whateveeer!</text:p>
          </table:table-cell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et's look for any suspicious rocks, and give 'em
a once-over with the Visooor!</text:p>
          </table:table-cell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it detects any ion cluster energy, it'll let
you know with a blue ring on the Displaaay!</text:p>
          </table:table-cell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bet my Detection Visor's gonna come in handy
again, this Tiiime!</text:p>
          </table:table-cell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're very Welcooome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can't... walk Anymooore...!</text:p>
          </table:table-cell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an't... hold it... ah, no... it's gonna leak...
it's all gonna come... Out...!</text:p>
          </table:table-cell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aah, i-if I stop focusing for a second, I'll...
pee on Myseeelf! Quickly... quickly...!!</text:p>
          </table:table-cell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wet Myseeelf...!! I've been holding it
for ever and ever, I'm at my Limiiit!!</text:p>
          </table:table-cell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nywhere... toilet... toilet...!!</text:p>
          </table:table-cell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gh, I've had Iiit... I just have to pretend I'm
goin' in a toilet, Riiight...?!</text:p>
          </table:table-cell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almost at the limit of how much I can
Hooold...! You've gotta let me go to the Toileeet!</text:p>
          </table:table-cell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's been a pretty long time since I last went, ya
Knooow?</text:p>
          </table:table-cell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ah... I think I'll... pass on that Ooone...</text:p>
          </table:table-cell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idn't want it to come Ooout... it's my pee's
fault for comin' out all on it's Ooown.</text:p>
          </table:table-cell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go pee... where's the Bathrooom?</text:p>
          </table:table-cell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f I don't go soon, you'll see my accuracy start
to take a Nosediiive...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sorta need to go to the toilet Nooow.</text:p>
          </table:table-cell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stop by a bathroom if we find one on
the Waaay.</text:p>
          </table:table-cell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eave destroying the Demon Portal to Meeee!</text:p>
          </table:table-cell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lowing stuff up is my Specialtyyy!!</text:p>
          </table:table-cell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ough I'm not good at putting stuff back
Togetheeer!!</text:p>
          </table:table-cell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acred Mountain, Huuuh? Sounds rich in
natural Resourceees!</text:p>
          </table:table-cell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ile we're there for White Carat,
how about we do a little diggin' for some
Ion Matteeer?</text:p>
          </table:table-cell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dventuring on developing planets is actually
kinda Fuuuun!</text:p>
          </table:table-cell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get in heaps of trouble if the Federation
find out, Thooough.</text:p>
          </table:table-cell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ith Jelly-chan by our side, we can rest
Easyyy!</text:p>
          </table:table-cell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t'll snare the monster in a trap of
Kawaiiii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we're gonna go pick up a Jelly-chan, I
wanna take it in my Aaarms!!</text:p>
          </table:table-cell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never forget that squishy Sensatiooon!!</text:p>
          </table:table-cell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re are creatures just like that in outer
space, Toooo.</text:p>
          </table:table-cell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 call 'em “Adigorn”, but I'm not very
good with 'Eeem.</text:p>
          </table:table-cell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wonder what kinda place these Balkad Ruins
Aaaare?</text:p>
          </table:table-cell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ome sorta Labyriiinth? Or more like something
sealed off with a barrier or gravity
Fieeeld? I can't wait to Seeee!!</text:p>
          </table:table-cell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covered in Sweaaat!! I wanna take a
Showeeer!!</text:p>
          </table:table-cell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 What's Uuup?</text:p>
          </table:table-cell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 want me to show you how to shoot a
Guuun?</text:p>
          </table:table-cell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ll you have to do is take it in your hands and
pull the Triggeeer! Even a Venus Flytrap can
do Thaaat!!</text:p>
          </table:table-cell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 don't know if you guys have
forgotten already but...</text:p>
          </table:table-cell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're still looking for first-rate Ion
Matter, Riiight?</text:p>
          </table:table-cell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... I-It's coming Ooout...</text:p>
          </table:table-cell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... I'm really... at my... absolute Limiiit...!!</text:p>
          </table:table-cell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-No peeking, O-Okaaay?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... pee Myseeelf!!</text:p>
          </table:table-cell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can't hold it Anymooooore!!</text:p>
          </table:table-cell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ere are no toilets around here, so I guess
there's no helping Iiit...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here for just a Minuuute... ////</text:p>
          </table:table-cell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, I wanna go Peeee...!</text:p>
          </table:table-cell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rry up and let me go to the toilet,
Alreadyyy...!</text:p>
          </table:table-cell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ight Heeere?</text:p>
          </table:table-cell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... that's too Embarrassiiing...</text:p>
          </table:table-cell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held it in as best I could... I'm so Pathetiiic...</text:p>
          </table:table-cell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can I go to the toilet Yeeet?</text:p>
          </table:table-cell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been holding it in for quite a while Nooow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gotta go to the bathroom all of a Suddeeen.</text:p>
          </table:table-cell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suit being broken is really inconvenient,
Huuuh.</text:p>
          </table:table-cell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razy things like this always happening
on this Planeeet?</text:p>
          </table:table-cell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ere's the Leadershiiip...?</text:p>
          </table:table-cell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hurches those religious buildings common
among primitive Cultuuures?</text:p>
          </table:table-cell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real interested, 'cos abstract things like
charms and prayers are few and far between on
my Planeeet!</text:p>
          </table:table-cell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hey!! Why was that bandage lady
living in that chest like Thaaat??</text:p>
          </table:table-cell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y was she covered in Bandageees?? Is she
too poor to afford proper Clooothes???</text:p>
          </table:table-cell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(Even without the curse, this girl's voice
is making my ears ring...)</text:p>
          </table:table-cell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n investigation, you Saaay?</text:p>
          </table:table-cell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all set for a little mystery Solviiing!!
Just leave it all to Meeee!!</text:p>
          </table:table-cell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n...! Please don't... shout right next to
my ears!!</text:p>
          </table:table-cell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at does it mean for your body
to get sensitive all Oveeer?</text:p>
          </table:table-cell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oes it mean grinding your nerves down to
make combat Easieeer?</text:p>
          </table:table-cell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fter this, I'm gonna go ask Blue Carat
to cast the curse on me, Toooo!</text:p>
          </table:table-cell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sn't it about time you stopped
calling me Takoyakiii?</text:p>
          </table:table-cell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Maybe Silver Carat, or even Ion Carat or
something like that would do, Riiight?</text:p>
          </table:table-cell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...No Gooood...?</text:p>
          </table:table-cell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outhlands are gonna be hot, aren't
Theeey?</text:p>
          </table:table-cell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ince my suit's decomposition module is
busted, I'm probably gonna get all sweaty and
need a Baaath.</text:p>
          </table:table-cell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id ya Seeee?! We were able to communicate
with Ossie, and it's all thanks to Meeee!!</text:p>
          </table:table-cell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Reguma, do you wanna know how to talk
to Ossie, Toooo?</text:p>
          </table:table-cell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tch Closelyyy! Like Thiiis! You gotta go
“kyuuuuuu” with your Mouuuth!</text:p>
          </table:table-cell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look forward to working with Everyooone!</text:p>
          </table:table-cell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be gunning enemies down left and right,
just you Waaait!</text:p>
          </table:table-cell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”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 office:value-type="string">
            <text:p>White Carat boss battle</text:p>
          </table:table-cell>
          <table:table-cell table:style-name="ce0"/>
          <table:table-cell table:style-name="ce0" office:value-type="string">
            <text:p>Tomocchi
“Uwahh... I don't like the look'a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 office:value-type="string">
            <text:p>Takoyaki
“She's got pretty good taste, for a primitive
Terrestriaaal.”</text:p>
          </table:table-cell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 office:value-type="string">
            <text:p>Hime
“Wh-Wh-Wh-Wh-What are we going to do?!”</text:p>
          </table:table-cell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 office:value-type="string">
            <text:p>Reguma
“I expect its destructive power will be head and
shoulders above the monsters we've fought up
until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 office:value-type="string">
            <text:p>Reguma
“We can't afford to squander any opportunities
to heal up, or we'll hemorrhage stamina. Be
careful.”</text:p>
          </table:table-cell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 office:value-type="string">
            <text:p>Hamuko
“I'm thinking I keep some juice in my mouth,
then swallow it the moment I get hit. How about
that?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 office:value-type="string">
            <text:p>Nyanko
“No thanks, I don't want to end up covered in
juice...”</text:p>
          </table:table-cell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 office:value-type="string">
            <text:p>Blue Carat boss battle</text:p>
          </table:table-cell>
          <table:table-cell table:style-name="ce0"/>
          <table:table-cell table:style-name="ce0" office:value-type="string">
            <text:p>Blue Carat
“Though the Magic amplification effects have
already worn off, I cannot have you taking
our power lightly!”</text:p>
          </table:table-cell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 office:value-type="string">
            <text:p>Saffa
“Going up against four Heavenly Maidens might
be a tough one, but we'll do what we can.”</text:p>
          </table:table-cell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 office:value-type="string">
            <text:p>Reguma
“It looks like we have no choice but to
accept your challenge.”</text:p>
          </table:table-cell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 office:value-type="string">
            <text:p>Hamuko
“I don't really get what's going on, but
this is our chance to chip away at the enemy
forces!”</text:p>
          </table:table-cell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 office:value-type="string">
            <text:p>Komu
“Let us engage!”</text:p>
          </table:table-cell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 office:value-type="string">
            <text:p>Lerig Ias boss battle</text:p>
          </table:table-cell>
          <table:table-cell table:style-name="ce0"/>
          <table:table-cell table:style-name="ce0" office:value-type="string">
            <text:p>Komu
“Phew, we are facing off at last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 office:value-type="string">
            <text:p>Reguma
“We can't afford to squander this opportunity.”</text:p>
          </table:table-cell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 office:value-type="string">
            <text:p>Reguma
“We'll settle this in one fell swoop.”</text:p>
          </table:table-cell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 office:value-type="string">
            <text:p>Tomocchi
“OK! We'll take it from here!”</text:p>
          </table:table-cell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 office:value-type="string">
            <text:p>Hamuko
“All hands, CHAAAAAARGE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 office:value-type="string">
            <text:p>Mirara boss battle</text:p>
          </table:table-cell>
          <table:table-cell table:style-name="ce0"/>
          <table:table-cell table:style-name="ce0" office:value-type="string">
            <text:p>Nyanko
“If you're such an indoor person, why would
you want to go to all this trouble just to
test our strength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 office:value-type="string">
            <text:p>Hamuko
“It's like when you've been cooped up for so
long that you suddenly want to move around,
you know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 office:value-type="string">
            <text:p>Tomocchi
“I don't really get it, but less thinkin' and
more beatin' each other up with all we've got!”</text:p>
          </table:table-cell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 office:value-type="string">
            <text:p>Hime
“(Is it me, or does she looks a little like
Akizora-san...?)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 office:value-type="string">
            <text:p>Mirara-chan
“All riiight——, Mirara-chan's gonna do her
best——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 office:value-type="string">
            <text:p>Mirara-chan
“Don't get careless, or you'll get all tied
up! ☆”</text:p>
          </table:table-cell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 office:value-type="string">
            <text:p>Ossie boss battle</text:p>
          </table:table-cell>
          <table:table-cell table:style-name="ce0"/>
          <table:table-cell table:style-name="ce0" office:value-type="string">
            <text:p>Hamuko
“Wh-What do we do... did we make her mad...?”</text:p>
          </table:table-cell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 office:value-type="string">
            <text:p>Komu
“She has gone into full-on counter-attack
mode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 office:value-type="string">
            <text:p>Reguma
“I didn't plan on being violent, but it seems
we have no other choice,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 office:value-type="string">
            <text:p>Reguma
“We need to calm it down by force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 office:value-type="string">
            <text:p>Tomocchi
“Are we really gonna be able to fight something
this big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 office:value-type="string">
            <text:p>Hamuko
“At times like these, you gotta use *that*!
‘Dine and dash,’ I mean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 office:value-type="string">
            <text:p>Nyanko
“I think you mean hit and run.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 office:value-type="string">
            <text:p>Empyreon/Deep Blue boss battle</text:p>
          </table:table-cell>
          <table:table-cell table:style-name="ce0"/>
          <table:table-cell table:style-name="ce0" office:value-type="string">
            <text:p>Empyreon of the Four Hellish Kings
“BURN!! My name is Empyreon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Listen well, Heavenly Maidens!! I shall
burn your bodies into ash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And I Am Deep Blue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 Shall Tear You To Shreds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 office:value-type="string">
            <text:p>Reguma
“(I've long since lost interest in their
names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 office:value-type="string">
            <text:p>Nurikabe boss battle</text:p>
          </table:table-cell>
          <table:table-cell table:style-name="ce0"/>
          <table:table-cell table:style-name="ce0" office:value-type="string">
            <text:p>Hamuko
“Uwaaagh!! Where did you come from?!!”</text:p>
          </table:table-cell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 office:value-type="string">
            <text:p>Reguma
“It must have turned invisible to hide
from us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 office:value-type="string">
            <text:p>Nyanko
“I'd put this in the creepy-yet-cute
category, wouldn't you say?”</text:p>
          </table:table-cell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 office:value-type="string">
            <text:p>Hamuko
“Nah, I think it's just plain creepy.”</text:p>
          </table:table-cell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 office:value-type="string">
            <text:p>Hime
“U-Umm... we're in combat...”</text:p>
          </table:table-cell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 office:value-type="string">
            <text:p>Portable Toil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 office:value-type="string">
            <text:p>Clothing S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one of those where people can see
would be way too embarrassing!</text:p>
          </table:table-cell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amuko
“S-Sorry... I need to go to the toilet firs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amuko
“Th-Thanks... I'll go get changed over there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amuko
“Hey, I haven't peed myself! R-Right now, I just
want to go to the toile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amuko
“H-Hey, I haven't peed myself!”</text:p>
          </table:table-cell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amuko
“Hauu... this is too embarrassing... ////”</text:p>
          </table:table-cell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Nyanko
“L-Let me go to the bathroom, first...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Nyanko
“D-Don't you dare peek, got it...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Nyanko
“I haven't quite wet myself, yet!! Now, let me
use the bathroom before I really do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Nyanko
“Excuse you! I did *not* wet myself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Nyanko
“Qu-Quick... before anyone sees... ////”</text:p>
          </table:table-cell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omocchi
“N-No... I'm aboutta burst, I'm tellin' ya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omocchi
“I'll go change super quick, so wait up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omocchi
“I ain't peed myself yet, but... I totally will if
I can't go pee soon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omocchi
“Huh? But I didn't pee myself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omocchi
“Fuweeeh... my panties are soaked through...”</text:p>
          </table:table-cell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ime
“Could I first go to the r-restroom,
please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ime
“Y... Yes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ime
“Umm, umm...! First... the restroom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ime
“I-I-I-I haven't w... h-had an accident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ime
“I-I need to hurry up before someone sees me
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Komu
“U-U-Umm... it is rather hard to say, but... I
wish to... to go to the toilet, first! ////”</text:p>
          </table:table-cell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Komu
“I am truly sorry for all the trouble...”</text:p>
          </table:table-cell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Komu
“Eh?! Umm, I have not yet wet myself...! More
importantly, m-may I go to... to the toilet...!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Komu
“No, umm, I... I do not believe I have need of
something like that...”</text:p>
          </table:table-cell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Komu
“How could I, the Spirit Queen... oh, I am so
mortified... ////”</text:p>
          </table:table-cell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Komu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akoyaki
“If I put on new panties now, I'll just wet those
ones Toooo!! Toilet! Where's the Toileeet?!?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akoyaki
“Ohhh! What a cool Iteeeem!! I'm gonna change
my panties, so wait for Meeee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akoyaki
“What I really desire is the Toileeet!! Aaah! I'm
gonna Leeaaaak!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akoyaki
“Nnn? My panties are dry and Spotleeeess!
It's True! Wanna take a Look-Seeee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akoyaki
“Uuuu... if only my equipment was working
properly, this wouldn't've Happeeened...!”</text:p>
          </table:table-cell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akoyak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exorciz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 office:value-type="string">
            <text:p>Not being used in battle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h no, Komu peed herself...!</text:p>
          </table:table-cell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outdoor scene?</text:p>
          </table:table-cell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at was really Clooose...</text:p>
          </table:table-cell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But I feel so much better, Nooow! /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, uh... kh, n-no... Noooooo...!!</text:p>
          </table:table-cell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h, ah, AAAAAAHHH!!!</text:p>
          </table:table-cell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l... leak... ing... ah, ah, AH!!!</text:p>
          </table:table-cell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is is, well... s-some kind of Mistaaake...</text:p>
          </table:table-cell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 office:value-type="string">
            <text:p>After wetting (field) 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uu... now I've done Iiit...
I couldn't control Myseeelf... ////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t's because... I was holding it for ages and
Ageees...!</text:p>
          </table:table-cell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 office:value-type="string">
            <text:p>Not being used in battle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Oh no, Takoyaki peed herself...!</text:p>
          </table:table-cell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ight now, I'd rather get these wet panties
off Meee...</text:p>
          </table:table-cell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panties are sticking to my butt, it feels
Awfuuul!</text:p>
          </table:table-cell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prioritize cleaning up after my
little Accideeent... c-can't I...?</text:p>
          </table:table-cell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ll be right Baaack...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just wanna use the Toileeet...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hanging can Waaait! I've gotta pee, Nooow!</text:p>
          </table:table-cell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o, I'm Leakiiing! Let me go ahead and pee,
Pleeeease!!</text:p>
          </table:table-cell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nn? But I don't wanna go Pottyyy?</text:p>
          </table:table-cell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e toilet? I'm still Fiiine.</text:p>
          </table:table-cell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need to pee, Thaaanks.</text:p>
          </table:table-cell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really need to, but I guess I'll go
Anywaaay.</text:p>
          </table:table-cell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ime to Peeee? Okey-Dokeeey.</text:p>
          </table:table-cell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think I'll use the toilet while I've got the
Chaaance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up, Okaaay? It's pee-pee Tiiime.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just gonna visit the Toileeet!</text:p>
          </table:table-cell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 go urinate, 'Kaaay?!</text:p>
          </table:table-cell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Good timing, it just so happens that I needed
to Peeee!</text:p>
          </table:table-cell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, I wanna go Peeee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kinda wanna go to the toilet, so gimme just
a minute, Pleeease!</text:p>
          </table:table-cell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thank goodness this place has
a Bathrooom!</text:p>
          </table:table-cell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s actually kinda holding it for a moment
Theeere! I'll be right Baaack!</text:p>
          </table:table-cell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 the Staaars, I was just looking for
a Toileeet!</text:p>
          </table:table-cell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! I've been busting to pee for Ageees!
Gimme a Secooond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really gotta go to the Toileeet! I've been
holding it Foreveeer!</text:p>
          </table:table-cell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tummy's already bulging out so much, I didn't
know what I was gonna Dooo! That was Clooose!</text:p>
          </table:table-cell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urry up, I've gotta Peeee...! I can't take
it Anymooore!!</text:p>
          </table:table-cell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oilet!! I've gotta go to the Toilet!! I've
been holding it in way too Looong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pee Myseeelf!! Peeeeee!!</text:p>
          </table:table-cell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-I can't... I'm gonna Buuurst...!!</text:p>
          </table:table-cell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most there, I-I can... almost... g-go Peeee...!!</text:p>
          </table:table-cell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aagh! It's coming out!! It's already coming
Ooooout!!</text:p>
          </table:table-cell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Dooone...</text:p>
          </table:table-cell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s for your Tiiime!</text:p>
          </table:table-cell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right, let's Gooo!</text:p>
          </table:table-cell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Dooone!</text:p>
          </table:table-cell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sweet Relieeef!</text:p>
          </table:table-cell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in tip-top shape, Nooow!</text:p>
          </table:table-cell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ee Compleeete!</text:p>
          </table:table-cell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w...
It was kinda close, but I made Iiit!</text:p>
          </table:table-cell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made it, just Abouuut! Well done, Meee!</text:p>
          </table:table-cell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is was Baaad... but I can rest easy, Nooow!</text:p>
          </table:table-cell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really thought I was done for, this Tiiime...!</text:p>
          </table:table-cell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h! If there was no toilet here, that woulda
been it for Meee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hh, much Betteeer! My bladder was pretty
much at its Limiiit!</text:p>
          </table:table-cell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... I think I got my panties a little Weeet...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lost my cool so bad that it's totally
Embarrassiiing! Forget everything you just
saw, right Nooow!!</text:p>
          </table:table-cell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Peeing when I'm at my limit... feels kind of
Amaziiing... ////)</text:p>
          </table:table-cell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Ion Matter】 ×1!</text:p>
          </table:table-cell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feel the presence of a nightmarishly
powerful foe from the other side of the
space-time continuum...</text:p>
          </table:table-cell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※ Caution!! This fight is an intense battle, and
is bonus content! It is entirely optional!
Losing will result in a game over! Winning does
not net you any particular reward!</text:p>
          </table:table-cell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llenge them from across space-time?</text:p>
          </table:table-cell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re you sure you'd like to fight?</text:p>
          </table:table-cell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elect a difficulty.</text:p>
          </table:table-cell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trong</text:p>
          </table:table-cell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o strong</text:p>
          </table:table-cell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o Kurage, you bastard!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P-Memories</text:p>
          </table:table-cell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uar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host Stor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ai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hie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uccubu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abor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ellse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Coa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k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luf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i'l Devi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nc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Ojou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irar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Pareo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ath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inobi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Kappa Gir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Env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ightse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chola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os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Enthralled-chan】 P-Memory!</text:p>
          </table:table-cell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uld you like to watch it now?</text:p>
          </table:table-cell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 now</text:p>
          </table:table-cell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may watch obtained P-Memories at any
time from any red mailbox.</text:p>
          </table:table-cell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 office:value-type="string">
            <text:p>Pareo</text:p>
          </table:table-cell>
          <table:table-cell table:style-name="ce0"/>
          <table:table-cell table:style-name="ce0" office:value-type="string">
            <text:p>Long time, no see, seaaaaaaaaaaaaaaaaa!!</text:p>
          </table:table-cell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 office:value-type="string">
            <text:p>I'm gonna play watermelon-splitting, volleyball,
and make sandcastles! I can't wait———!</text:p>
          </table:table-cell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

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 office:value-type="string">
            <text:p>...I'm all alone, though.</text:p>
          </table:table-cell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 office:value-type="string">
            <text:p>So what? I can do more of what I want this way.</text:p>
          </table:table-cell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 office:value-type="string">
            <text:p>Anyway, I'm gonna have so much fun!! Just
watch me, normies!! Heheh———!!!</text:p>
          </table:table-cell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 office:value-type="string">
            <text:p>Oooh... maybe I shouldn't have eaten the whole
watermelon all by myself, after all...</text:p>
          </table:table-cell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 office:value-type="string">
            <text:p>Bathroom... bathroom...</text:p>
          </table:table-cell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 office:value-type="string">
            <text:p>...Uwagh! There's a huge line at the girls'
toilets!!</text:p>
          </table:table-cell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 office:value-type="string">
            <text:p>A-And what's more... they're all... rockin' two
plump watermelons of their own...!!</text:p>
          </table:table-cell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 office:value-type="string">
            <text:p>Mine'll look like tangerines next to those!!
Like a pair of damn apples!</text:p>
          </table:table-cell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 office:value-type="string">
            <text:p>Shit!! As if I'm gonna let them make a fool out
of me!!! Screw this!!</text:p>
          </table:table-cell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 office:value-type="string">
            <text:p>I'll hold it 'til I get home!!!</text:p>
          </table:table-cell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 office:value-type="string">
            <text:p>N-No good... I can't do this... It's gonna come
out...!!!</text:p>
          </table:table-cell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 office:value-type="string">
            <text:p>What the hell!! Stupid watermelons!!
Ya dumb pairs of watermelons!!!</text:p>
          </table:table-cell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 office:value-type="string">
            <text:p>Ghh... th-this is really... bad... seriously...
I'm seriously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 office:value-type="string">
            <text:p>What am I gonna do... if I lined up now...
it'd be too late... /////</text:p>
          </table:table-cell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 office:value-type="string">
            <text:p>At this point, I've gotta... find somewhere out
the way...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 office:value-type="string">
            <text:p>Oooh... somewhere... anywhere...!!</text:p>
          </table:table-cell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 office:value-type="string">
            <text:p>...Ah-hah! "No Entry: Magma Eruption Zone"...!!!</text:p>
          </table:table-cell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 office:value-type="string">
            <text:p>N-N-Nobody'd come to a place like this...!!</text:p>
          </table:table-cell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 office:value-type="string">
            <text:p>Uwaaah! It's coming out!! It's comin', it's
comin' it's comiiiiin'!!</text:p>
          </table:table-cell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 office:value-type="string">
            <text:p>Hafuuuu... ////// Aaaaah~~... that was so
clooose...</text:p>
          </table:table-cell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 office:value-type="string">
            <text:p>Haaaah... feels like heaveeen~~~♪ ////</text:p>
          </table:table-cell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 office:value-type="string">
            <text:p>Mirara</text:p>
          </table:table-cell>
          <table:table-cell table:style-name="ce0"/>
          <table:table-cell table:style-name="ce0" office:value-type="string">
            <text:p>

Everybody———!! Thanks for waiting——!</text:p>
          </table:table-cell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 office:value-type="string">
            <text:p>

It's everyone's favorite Bandage ☆ Idol!
Mirara-chan————!!!</text:p>
          </table:table-cell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 office:value-type="string">
            <text:p>

Fans “Uwoooooooooooooooohhh!!!!”</text:p>
          </table:table-cell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 office:value-type="string">
            <text:p>

Fans “Mi—ra—ra—chaaan————!!!!”</text:p>
          </table:table-cell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 office:value-type="string">
            <text:p>

Yaaaaay! Thanks, everyone———!! I'm gonna sing
and dance 'til I drop, just for you——!☆</text:p>
          </table:table-cell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 office:value-type="string">
            <text:p>

First up, it's something you know well, it's
Mirara-chan's debut single—!!</text:p>
          </table:table-cell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 office:value-type="string">
            <text:p>

“Tricked by the Triage————”!!</text:p>
          </table:table-cell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 office:value-type="string">
            <text:p>

Yaaaaaaaaaaay!! How did everyone find that
one————??</text:p>
          </table:table-cell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 office:value-type="string">
            <text:p>

Fans “Yeaaaaaaaaaaaaaaaaaaahhhhhhhhh!!!”</text:p>
          </table:table-cell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 office:value-type="string">
            <text:p>

Woooooo! Everyone's aaall fired up〜!!
Mirara-chan's so happy———☆</text:p>
          </table:table-cell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 office:value-type="string">
            <text:p>

(H-Huh—? That's weird〜...)</text:p>
          </table:table-cell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

(I need to go pee all of a sudden...)</text:p>
          </table:table-cell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 office:value-type="string">
            <text:p>

(What's going on? I made sure to go to the
bathroom before I came on, and everything...)</text:p>
          </table:table-cell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 office:value-type="string">
            <text:p>

(Oh, well. The concert only just started, and
I'm sure I can hold it 'til the break.)</text:p>
          </table:table-cell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 office:value-type="string">
            <text:p>

Aaaall right————!! I know it's only the second
song, but how about a new song?? Weeell—???</text:p>
          </table:table-cell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 office:value-type="string">
            <text:p>

Fans “We want it————!! New song! New song!
New song!! New song!!!”</text:p>
          </table:table-cell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 office:value-type="string">
            <text:p>

Geez, you're all so greedy! ☆
Oh, fine, since you asked so nicely...</text:p>
          </table:table-cell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 office:value-type="string">
            <text:p>

It's “Doki Doki ☆ Arrythmia”!!!!
Start the music!!!</text:p>
          </table:table-cell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 office:value-type="string">
            <text:p>

...Munyaa... huuuh? Lighting-san, why'd the
stage go all dark...?</text:p>
          </table:table-cell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 office:value-type="string">
            <text:p>

...Agh!! I-It was just a dreaaaaam!!!</text:p>
          </table:table-cell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 office:value-type="string">
            <text:p>

And I have to pee!! I'm really, really bursting to
peeee!!!!</text:p>
          </table:table-cell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 office:value-type="string">
            <text:p>

Awawah, no, I'm gonna wet my bandages... /////</text:p>
          </table:table-cell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 office:value-type="string">
            <text:p>

Hnnnnnnnnnngh!! Th-The lid on my coffin won't
opeeeeen!!!!</text:p>
          </table:table-cell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 office:value-type="string">
            <text:p>

I slept for three years, so the hinges are all
rusty!</text:p>
          </table:table-cell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 office:value-type="string">
            <text:p>

Khhhh, pee, pee, pee... I-I can't... hold it
anymore... fuweeeehhh... /////</text:p>
          </table:table-cell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 office:value-type="string">
            <text:p>

I-I'm... pee... iiiiiiiiiing...!!
Ah, ah, ah...</text:p>
          </table:table-cell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 office:value-type="string">
            <text:p>

Auuuuuu... And Mirara-chan's supposed to be an
idol, tooo...</text:p>
          </table:table-cell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 office:value-type="string">
            <text:p>

I'm sorry, everyone... I'm sorry...
Auuuuuuu... ///////</text:p>
          </table:table-cell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 office:value-type="string">
            <text:p>Ojou/Otenba</text:p>
          </table:table-cell>
          <table:table-cell table:style-name="ce0"/>
          <table:table-cell table:style-name="ce0" office:value-type="string">
            <text:p>

Pheeew... nothing beats a good iced coffee
while enjoying the cool breeze atop a tree.</text:p>
          </table:table-cell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 office:value-type="string">
            <text:p>

I'll need to bring a masseur and a harpist up
here, and then it it'll be perfect...</text:p>
          </table:table-cell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 office:value-type="string">
            <text:p>

Oh, dear. Then it would be no different to being
back at the mansion!</text:p>
          </table:table-cell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 office:value-type="string">
            <text:p>

I crept out of my cramped room just to get
away from that lifestyle.</text:p>
          </table:table-cell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 office:value-type="string">
            <text:p>

While I'm up here, rich-person thoughts are
utterly off-limits.</text:p>
          </table:table-cell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 office:value-type="string">
            <text:p>

...Now, then, I am starting to need the use of
a lavatory. 'Tis about time I got down—</text:p>
          </table:table-cell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 office:value-type="string">
            <text:p>

Ah, I slipped— I'm falling...!</text:p>
          </table:table-cell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 office:value-type="string">
            <text:p>

*rustle* *rustle* *rustle*!!
*streeeeetch*!!</text:p>
          </table:table-cell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 office:value-type="string">
            <text:p>

Haah... haah...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 office:value-type="string">
            <text:p>

Were it not for this ivy, I would've landed
squarely on my head... phew...</text:p>
          </table:table-cell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 office:value-type="string">
            <text:p>

I simply must be more careful while I'm up
there. I shan't let my guard down again.</text:p>
          </table:table-cell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 office:value-type="string">
            <text:p>

...Ngh! Eiii! ...O-Oh...?</text:p>
          </table:table-cell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 office:value-type="string">
            <text:p>

Th-This ivy... it has a hold of my legs...
Nnnngh! Aaagh! ...Hnn!!</text:p>
          </table:table-cell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 office:value-type="string">
            <text:p>

Haah... haah... the weight of my body is only
tightening its grip... i-it won't come undone!</text:p>
          </table:table-cell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 office:value-type="string">
            <text:p>

Ooh... this is quite a bind...</text:p>
          </table:table-cell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 office:value-type="string">
            <text:p>

Do I have no choice but to wait here for the
next passerby...?</text:p>
          </table:table-cell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 office:value-type="string">
            <text:p>

*...brrrrr*</text:p>
          </table:table-cell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 office:value-type="string">
            <text:p>

Th-This won't do... I may have had a dash too
much iced coffee to drink...</text:p>
          </table:table-cell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 office:value-type="string">
            <text:p>

All of a sudden, I... n-need to go... much more
urgently... hauu...</text:p>
          </table:table-cell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 office:value-type="string">
            <text:p>

...S-Someone... please save me...!</text:p>
          </table:table-cell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 office:value-type="string">
            <text:p>

I-I cannot... hold... hold it... anymore...!!</text:p>
          </table:table-cell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 office:value-type="string">
            <text:p>

Hauuu... if I had an accident... in this position,
I-I would get covered in... hauuuuuuuuu... /////</text:p>
          </table:table-cell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 office:value-type="string">
            <text:p>

U-Umm!! Excuse meeeeeeeeeee!!!
Someooooooooone!!! A-Anyone!!</text:p>
          </table:table-cell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 office:value-type="string">
            <text:p>

Help me!! I beg of you!!! I-I-I am about to go
to the restroom... a-all over...</text:p>
          </table:table-cell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 office:value-type="string">
            <text:p>

All over myseeeeeeeeeeeelf!!!
Someone... oooooh, no...</text:p>
          </table:table-cell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 office:value-type="string">
            <text:p>

I truly... cannot... I cannot... hauuuuuu...</text:p>
          </table:table-cell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 office:value-type="string">
            <text:p>

B... B... Bear it... any, lon... ge...</text:p>
          </table:table-cell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 office:value-type="string">
            <text:p>

Hauuuuuuuuuuuuu〜〜〜... /////////
M-My clothes are... soaked with pee... hauuuu!!</text:p>
          </table:table-cell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 office:value-type="string">
            <text:p>

...Kyah?! I-It's getting on my face?!! N-Noooo!!
Someone! Someone, please help meeee!!</text:p>
          </table:table-cell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 office:value-type="string">
            <text:p>

(After this, her papa came looking for her and
rescued her from the ivy.)</text:p>
          </table:table-cell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 office:value-type="string">
            <text:p>Dancer</text:p>
          </table:table-cell>
          <table:table-cell table:style-name="ce0"/>
          <table:table-cell table:style-name="ce0" office:value-type="string">
            <text:p>

Uwaaaah!! It's weirdly busy in here today!!</text:p>
          </table:table-cell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 office:value-type="string">
            <text:p>

Huh, huh? There's gonna be a meteor shower
in the desert tonight?! Wooooah! I wanna see—!</text:p>
          </table:table-cell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 office:value-type="string">
            <text:p>

Well, until then, let's live it up!</text:p>
          </table:table-cell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 office:value-type="string">
            <text:p>

Ufu! Since I'm in such a great mood, maybe I'll
throw in a lewd little dance for you! ♪</text:p>
          </table:table-cell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 office:value-type="string">
            <text:p>

Buy me a drink, and might show you somethin' a
little more risqué... just kidding! ♪</text:p>
          </table:table-cell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 office:value-type="string">
            <text:p>

Huh? You wanna get me an apple cider?! Yaaay!
Too bad, I'm underage! ♪ Eheheh ♪</text:p>
          </table:table-cell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 office:value-type="string">
            <text:p>

Apple juice?! Wahooo! Thanks a bunch!! I'll
take you up on that—!</text:p>
          </table:table-cell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 office:value-type="string">
            <text:p>

Wawawaaah! That little joke earlier turned into a
big rumor... th-the place is packed with guys...!!</text:p>
          </table:table-cell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 office:value-type="string">
            <text:p>

This is my chance to make it big!! Gotta do my
best and dance like my life depends on it〜! ♪</text:p>
          </table:table-cell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 office:value-type="string">
            <text:p>

(I've wanted to take a little break for a while
now, but it doesn't seem like the time...)</text:p>
          </table:table-cell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 office:value-type="string">
            <text:p>

(I have to work hard 'til the rush slows down!
I've still got stamina, and my bladder...)</text:p>
          </table:table-cell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 office:value-type="string">
            <text:p>

(I-Is probably okay...! It's bulging out a little
bit, but... gotta channel my fighting spirit!!)</text:p>
          </table:table-cell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 office:value-type="string">
            <text:p>

C'mon, come right in〜! ♪ *flutter*
*flutter*〜☆ *tug* ♪ *tug* ♪</text:p>
          </table:table-cell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 office:value-type="string">
            <text:p>

Ah! Hey, mister! No touchiiing—!</text:p>
          </table:table-cell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 office:value-type="string">
            <text:p>

Fuuuu... fuuuu...</text:p>
          </table:table-cell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 office:value-type="string">
            <text:p>

(N-No... bathroom... I really wanna go to the
bathroom...!!)</text:p>
          </table:table-cell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 office:value-type="string">
            <text:p>

(I can't... concentrate on my dancing...
anymore...!!)</text:p>
          </table:table-cell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 office:value-type="string">
            <text:p>

(I feel bad for the customers, but once this
dance is over, i-it's break time...!!)</text:p>
          </table:table-cell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 office:value-type="string">
            <text:p>

Fuweeeh?! E-Encore?! U-Umm... uuummm...!!</text:p>
          </table:table-cell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 office:value-type="string">
            <text:p>

First, I, just quickly... gotta p...</text:p>
          </table:table-cell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 office:value-type="string">
            <text:p>

(...Aaaack!! Th-The only toilet in the entire
place, and... look at the size of that line...!!)</text:p>
          </table:table-cell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 office:value-type="string">
            <text:p>

(Wh-Wh-Wh-What am I gonna do... I-I'll never
make it at this raaate!!)</text:p>
          </table:table-cell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 office:value-type="string">
            <text:p>

(A-A-Agh! Oh, n— I-I'm gonna burst... ///)</text:p>
          </table:table-cell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 office:value-type="string">
            <text:p>

*twist* *twist*! *wiggle* *wiggle* *wiggle*!!
*jiggle* *jiggle*!</text:p>
          </table:table-cell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 office:value-type="string">
            <text:p>

(I-I need to somehow... p-put my hips into it
to hide it!!)</text:p>
          </table:table-cell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 office:value-type="string">
            <text:p>

(Aaaaargh...! I-I'm gonna pee myseeelf!!)</text:p>
          </table:table-cell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 office:value-type="string">
            <text:p>

*rub* *rub*! *fidget* *fidget*!
*wriggle* *wriggle*!!</text:p>
          </table:table-cell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 office:value-type="string">
            <text:p>

(N... Nooo... I c-can't... take it anymooore...)</text:p>
          </table:table-cell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 office:value-type="string">
            <text:p>

Ah! A-Agh!! I... I... I'm p... eeing...</text:p>
          </table:table-cell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 office:value-type="string">
            <text:p>

U-Ummm... uhh... yo-you've got it all wrong...
This is...</text:p>
          </table:table-cell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 office:value-type="string">
            <text:p>

I-It's just a bonus—! Yep!! It's my live wetting
show, a fan favorite—! Aha, ahahaha.... ////</text:p>
          </table:table-cell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 office:value-type="string">
            <text:p>Li'l Devil</text:p>
          </table:table-cell>
          <table:table-cell table:style-name="ce0"/>
          <table:table-cell table:style-name="ce0" office:value-type="string">
            <text:p>

Why does everyone have to make fun of me?!</text:p>
          </table:table-cell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 office:value-type="string">
            <text:p>

It's true that out of all the demons chosen to
intercept the Heavenly Maidens...</text:p>
          </table:table-cell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 office:value-type="string">
            <text:p>

I'm the only one without any special moves...</text:p>
          </table:table-cell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 office:value-type="string">
            <text:p>

B-But in exchange, I'm showing off how I can
adapt to all four elemental areas, right?!</text:p>
          </table:table-cell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 office:value-type="string">
            <text:p>

I'm unstoppable when it comes to hand-to-hand
combat! And you get loads of EXP from me, too!</text:p>
          </table:table-cell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 office:value-type="string">
            <text:p>

Aaaall right, I'll show you that I can hold my
own just fine, even if I can't use skills!</text:p>
          </table:table-cell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 office:value-type="string">
            <text:p>

Hiyaa! Tohhhh!! Teyaaaah!!</text:p>
          </table:table-cell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 office:value-type="string">
            <text:p>

H... How's that?! My super sharp knife-tail plus
kick special combo!!</text:p>
          </table:table-cell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 office:value-type="string">
            <text:p>

You can't do that, can ya?!!</text:p>
          </table:table-cell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 office:value-type="string">
            <text:p>

Huh? Dicing Demon's twin blades are sharper,
and also...</text:p>
          </table:table-cell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 office:value-type="string">
            <text:p>

Chillyfish's footwork is fancier than mine...?</text:p>
          </table:table-cell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 office:value-type="string">
            <text:p>

Not just that, but Moltenfly and Glowbe can
both use multi-targeted attacks...</text:p>
          </table:table-cell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 office:value-type="string">
            <text:p>

Th-Th-That's nothing!! I-I... I... uhh...</text:p>
          </table:table-cell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 office:value-type="string">
            <text:p>

I-I'm brave enough to face the enemy, come
what may!! Th-That's the one thing...</text:p>
          </table:table-cell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 office:value-type="string">
            <text:p>

That's the one thing I won't lose to anyone
aaaaaaaaaaaat!!</text:p>
          </table:table-cell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 office:value-type="string">
            <text:p>

Anyway! I've got enough guts that I'll never
show weakness, no matter what!! Really!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 office:value-type="string">
            <text:p>

*wriggle* *wriggle*...</text:p>
          </table:table-cell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 office:value-type="string">
            <text:p>

(Oh, man... I've really gotta pee...!)</text:p>
          </table:table-cell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 office:value-type="string">
            <text:p>

(B-But... it'd look so lame if I let anyone
see me peeing...!!)</text:p>
          </table:table-cell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 office:value-type="string">
            <text:p>

(I mean, I did say I'd never show weakness,
so I've just gotta endure it...)</text:p>
          </table:table-cell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 office:value-type="string">
            <text:p>

(At least, just until everyone goes back to their
posts and there's no one left around here...)</text:p>
          </table:table-cell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 office:value-type="string">
            <text:p>

Huh? What? I-I'm all tense, you say??</text:p>
          </table:table-cell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 office:value-type="string">
            <text:p>

No, no, no!! I-I'm always cool as a cucumber,
ya know?!!</text:p>
          </table:table-cell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 office:value-type="string">
            <text:p>

You could even say I've got nerves of steel!!</text:p>
          </table:table-cell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 office:value-type="string">
            <text:p>

I'll be able to hold my pee for aaaages— ack!!
N-Nothing?!?! Ahahah... ////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 office:value-type="string">
            <text:p>

Haah... haah... ugh, uu... *brrrrrrrr*...</text:p>
          </table:table-cell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 office:value-type="string">
            <text:p>

(Gonna pee!! Gonna pee!!! I'm totally gonna
pee myseeeeeeeeeeelf——————!!!)</text:p>
          </table:table-cell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 office:value-type="string">
            <text:p>

(Every time it looks like someone's leaving,
someone else comes in and takes their place...)</text:p>
          </table:table-cell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 office:value-type="string">
            <text:p>

(At this rate... I... I'll... reach my
limiiiiiiiiiiit!!!)</text:p>
          </table:table-cell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 office:value-type="string">
            <text:p>

Hauuuuuuuu... *wiggle* *twist* *turn* *fidget*</text:p>
          </table:table-cell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 office:value-type="string">
            <text:p>

Y-You've got it all wrong! That was... I was
just trembling with excitement for battle!!!</text:p>
          </table:table-cell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 office:value-type="string">
            <text:p>

I'm just itching to fight, that's all... i-it's
not like I... I'm holding anything in... a-agh...</text:p>
          </table:table-cell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 office:value-type="string">
            <text:p>

Fuweh?! Intruders?! A woman with green hair?!</text:p>
          </table:table-cell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 office:value-type="string">
            <text:p>

Uwawawawawa!! Th-That came out of nowhere...
Wait!! No... if I run right now... ah... AH!</text:p>
          </table:table-cell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 office:value-type="string">
            <text:p>

It's... it's coming out!!! It's coming ooooout!!
I'm peeing myseeeeeeeeeeeeeeeeeeeeelf!!!</text:p>
          </table:table-cell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 office:value-type="string">
            <text:p>

Geeeeez!! Stupid dummieeeees!!!
You're all stupiiiiiiiiiiid!!!!</text:p>
          </table:table-cell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 office:value-type="string">
            <text:p>

I was holding it forever and eveeeeeeeeeeeeer!!
Hwaaaaaaaaaaaaaaaaaaaaaaahn! ///////////</text:p>
          </table:table-cell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 office:value-type="string">
            <text:p>Bluff</text:p>
          </table:table-cell>
          <table:table-cell table:style-name="ce0"/>
          <table:table-cell table:style-name="ce0" office:value-type="string">
            <text:p>

Yo! Kept ya waitin'! Let's get this snow
shovellin' party started!</text:p>
          </table:table-cell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 office:value-type="string">
            <text:p>

Huh? Whaddya mean, aren't I cold like this?</text:p>
          </table:table-cell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 office:value-type="string">
            <text:p>

Heeheehee! I've got a super-high “basal
metabolic rate”, so this is nothing!</text:p>
          </table:table-cell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 office:value-type="string">
            <text:p>

How do you like that! Amazed, right?!!
Wah-ha-hah!! *Brrrrrrr*...</text:p>
          </table:table-cell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 office:value-type="string">
            <text:p>

(I-I'm freezing, but I bet I'll warm up when I
get moving! All good, all good!!)</text:p>
          </table:table-cell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 office:value-type="string">
            <text:p>

Ah... ACHOOO!!</text:p>
          </table:table-cell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 office:value-type="string">
            <text:p>

W-Woops, the snow got all up in my nose and
made me sneeze—!</text:p>
          </table:table-cell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 office:value-type="string">
            <text:p>

(Ugugu... I'm so... coooooooold!!)</text:p>
          </table:table-cell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 office:value-type="string">
            <text:p>

(I've been doing my best to shovel snow, but
the wind's been making me even colder...)</text:p>
          </table:table-cell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 office:value-type="string">
            <text:p>

HACK-CHOOOOOO!!!</text:p>
          </table:table-cell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 office:value-type="string">
            <text:p>

Errr, this time was... uhh... I got pollen in
my nose—...!</text:p>
          </table:table-cell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 office:value-type="string">
            <text:p>

*Brrrrrr*...</text:p>
          </table:table-cell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 office:value-type="string">
            <text:p>

(Ngh... I'm so cold, it's made me need to pee...)</text:p>
          </table:table-cell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 office:value-type="string">
            <text:p>

(But if I went to the toilet, they'd think I'd
gotten cold or something...!!)</text:p>
          </table:table-cell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 office:value-type="string">
            <text:p>

(I can still totally hold it, so I'll get this
snow shovelling done once and for all!)</text:p>
          </table:table-cell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 office:value-type="string">
            <text:p>

*squeeeeeeze*!! *squirm*!! *wriggle*
*wriggle* *wriggle*!</text:p>
          </table:table-cell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 office:value-type="string">
            <text:p>

(I wanna pee!!! I really, really wanna go
peeeeeeeeeeee!!)</text:p>
          </table:table-cell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 office:value-type="string">
            <text:p>

(B-But... no one else has said that they need
to go use the bathroom yet!!)</text:p>
          </table:table-cell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 office:value-type="string">
            <text:p>

(C'mon, someone... j-just go to the toilet, and
I can jump on the bandwagon...!!)</text:p>
          </table:table-cell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 office:value-type="string">
            <text:p>

(Please, anyone... I-I-I'm about to pee my
pants, here... ///////)</text:p>
          </table:table-cell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 office:value-type="string">
            <text:p>

(...Ah!!! Finally, someone said they're going to
the bathroom!!!!)</text:p>
          </table:table-cell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 office:value-type="string">
            <text:p>

U-U-U-Umm! Umm!!! I-I think I'll go with
youuuuuuuuu!!!</text:p>
          </table:table-cell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 office:value-type="string">
            <text:p>

*tap* *tap* *tap* *tap* *tap*...</text:p>
          </table:table-cell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 office:value-type="string">
            <text:p>

Nnheeeeeee!! Gonna pee!! Gonna pee!!!
Gonna peeee myseeeeeeeelf!!!!</text:p>
          </table:table-cell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 office:value-type="string">
            <text:p>

Ah, ah, aaaaaaaaaaahhhhhh〜〜... ///////////
Finally, I got to peeeeeeeeeeee... ///////</text:p>
          </table:table-cell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 office:value-type="string">
            <text:p>

I-I've never peed this hard... ♪ in my life... ♪
Pheeeeeeeeeeeeeew... /////////</text:p>
          </table:table-cell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 office:value-type="string">
            <text:p>Skate</text:p>
          </table:table-cell>
          <table:table-cell table:style-name="ce0"/>
          <table:table-cell table:style-name="ce0" office:value-type="string">
            <text:p>

*woosh*—! *woosh*—!</text:p>
          </table:table-cell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 office:value-type="string">
            <text:p>

And now, a triple axel!! ...Is never gonna happen,
of course.</text:p>
          </table:table-cell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 office:value-type="string">
            <text:p>

All right, I need to go to the bathroom now,
so I think I'll call it a day and get home.</text:p>
          </table:table-cell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 office:value-type="string">
            <text:p>

...*splash*!! *crackle* *crackle* *crackle*!!!</text:p>
          </table:table-cell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 office:value-type="string">
            <text:p>

K-Kyaaaah!!! The ice... i-it's splitting...!!!</text:p>
          </table:table-cell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 office:value-type="string">
            <text:p>

Wh-What am I going to do... the ice floe I'm
on... it's totally isolated...</text:p>
          </table:table-cell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 office:value-type="string">
            <text:p>

I don't want to float around like this anymore!
Someone, please notice...!</text:p>
          </table:table-cell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 office:value-type="string">
            <text:p>

...Agh!! A person!! HEEEEEEEEY!!
EXCUSE MEEEEEEE!! PLEASE HEEEEELP!!</text:p>
          </table:table-cell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 office:value-type="string">
            <text:p>

Thank goodness, I'll be able to get help, now...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 office:value-type="string">
            <text:p>

*fidget* *fidget*... qu-quickly, please...</text:p>
          </table:table-cell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 office:value-type="string">
            <text:p>

Oh! You're going to throw me some rope?
Understood! I'll grab hold!</text:p>
          </table:table-cell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 office:value-type="string">
            <text:p>

*woosh*! ...*plop*</text:p>
          </table:table-cell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 office:value-type="string">
            <text:p>

Aaahh... it's not long enough...</text:p>
          </table:table-cell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 office:value-type="string">
            <text:p>

You're going to fetch a longer rope from town?
Th-Thank you so much!</text:p>
          </table:table-cell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 office:value-type="string">
            <text:p>

F... Finally... they're back...!!</text:p>
          </table:table-cell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 office:value-type="string">
            <text:p>

Thank you, thank you! P-Please hurry up and
save me...!!</text:p>
          </table:table-cell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 office:value-type="string">
            <text:p>

(...I-I can't... wait... any longer... /////)</text:p>
          </table:table-cell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 office:value-type="string">
            <text:p>

(I have to keep pressing down, or else...
i-it'll... all come out...)</text:p>
          </table:table-cell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 office:value-type="string">
            <text:p>

Oh, y-yes! I have to catch the rope, right?!
I'm ready!!</text:p>
          </table:table-cell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 office:value-type="string">
            <text:p>

...Oh! I-I have to grab the rope with both
hands...?!</text:p>
          </table:table-cell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 office:value-type="string">
            <text:p>

*woosh*!
Wait! Ah! Awawawawah!!</text:p>
          </table:table-cell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 office:value-type="string">
            <text:p>

No! P-Please, don't looooook! /////</text:p>
          </table:table-cell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 office:value-type="string">
            <text:p>

Weeeehhhh! Please, keep this absolutely secret
from everyone in toooown! ////////</text:p>
          </table:table-cell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 office:value-type="string">
            <text:p>Coat</text:p>
          </table:table-cell>
          <table:table-cell table:style-name="ce0"/>
          <table:table-cell table:style-name="ce0" office:value-type="string">
            <text:p>

Haah! That snowball fight was great fun〜!</text:p>
          </table:table-cell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 office:value-type="string">
            <text:p>

Oh, are you guys all going home? Yeah, it's
around the time the blizzard picks up!</text:p>
          </table:table-cell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 office:value-type="string">
            <text:p>

See you later! Bye-bye, everyone!</text:p>
          </table:table-cell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 office:value-type="string">
            <text:p>

Phew... these new clothes Mom gave me...</text:p>
          </table:table-cell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 office:value-type="string">
            <text:p>

They're nice and warm, but that means I just
get really hot moving around...</text:p>
          </table:table-cell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 office:value-type="string">
            <text:p>

*glug*... *glug*... *glug*... puhaah!</text:p>
          </table:table-cell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 office:value-type="string">
            <text:p>

Even that whole thermal flask of tea wasn't
enough...</text:p>
          </table:table-cell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 office:value-type="string">
            <text:p>

Okay then, drinking all that made me need to
pee, so...</text:p>
          </table:table-cell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 office:value-type="string">
            <text:p>

I think I'll go pee behind that tree then get
off home!</text:p>
          </table:table-cell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 office:value-type="string">
            <text:p>

...H-Huh? The zipper's stuck...??</text:p>
          </table:table-cell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 office:value-type="string">
            <text:p>

That's odd, it moved just fine when I put this
on...</text:p>
          </table:table-cell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 office:value-type="string">
            <text:p>

Ah!! It's gotten covered in snow, and now it's
frozen solid!</text:p>
          </table:table-cell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 office:value-type="string">
            <text:p>

No way I'll be able to get my coat off like this...!</text:p>
          </table:table-cell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 office:value-type="string">
            <text:p>

My pants are held on with suspenders, so I can't
go pee unless I get my coat off first...!!</text:p>
          </table:table-cell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 office:value-type="string">
            <text:p>

Aaah... I wish I'd left a little tea in my flask...!
If I had some, I could melt the snow with that!!</text:p>
          </table:table-cell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 office:value-type="string">
            <text:p>

Kghhh... I-I kinda need to pee a lot worse, all
of a sudden... auuu... *wriggle*...</text:p>
          </table:table-cell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 office:value-type="string">
            <text:p>

For now, I've gotta hurry back home and get the
snow off...</text:p>
          </table:table-cell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 office:value-type="string">
            <text:p>

M-M-Mooom!! I'm baaaaaack!! Pee!!
I'm gonna pee myseeeeelf!!</text:p>
          </table:table-cell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 office:value-type="string">
            <text:p>

H-Hey, so! The zipper's frozen stuck so I can't
get it off!!! I can't go peeee!!</text:p>
          </table:table-cell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 office:value-type="string">
            <text:p>

We've gotta melt it with water!! H-Hurryyyy!!
I can't take it anymoooore! ////////</text:p>
          </table:table-cell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 office:value-type="string">
            <text:p>

*squirm*! *twist* *twirl*! *wiggle* *wiggle*
*wiggle* *wiggle* *wiggle*!!</text:p>
          </table:table-cell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 office:value-type="string">
            <text:p>

...Ah!! It's moving!! I can get this coat off!!!</text:p>
          </table:table-cell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 office:value-type="string">
            <text:p>

Finally, the toilet... g-gotta pee...
qui... cklyyy...</text:p>
          </table:table-cell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 office:value-type="string">
            <text:p>

*rustle* *rustle*... ah.....</text:p>
          </table:table-cell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 office:value-type="string">
            <text:p>

Uuuuuuuuuuuuuuuh〜〜!! I peed myseeeeeelf!</text:p>
          </table:table-cell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 office:value-type="string">
            <text:p>

I'm sorry, Mom... //////
As soon as I got it off, I let go... oooh... /////</text:p>
          </table:table-cell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 office:value-type="string">
            <text:p>Shellsea</text:p>
          </table:table-cell>
          <table:table-cell table:style-name="ce0"/>
          <table:table-cell table:style-name="ce0" office:value-type="string">
            <text:p>

I am a Shellsea, a demon.</text:p>
          </table:table-cell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 office:value-type="string">
            <text:p>

A demon though I am, it would be unthinkable to
lump me in with the other species.</text:p>
          </table:table-cell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 office:value-type="string">
            <text:p>

The blood that flows within this body is noble
and refined, fit only for the finest of demons.</text:p>
          </table:table-cell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 office:value-type="string">
            <text:p>

Naturally, not only must we fight nobly, but
live nobly as well.</text:p>
          </table:table-cell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 office:value-type="string">
            <text:p>

In particular, allowing another of our kind to see
one “evacuate” oneself is outright prohibited.</text:p>
          </table:table-cell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 office:value-type="string">
            <text:p>

H-However, demons are living creatures also.</text:p>
          </table:table-cell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 office:value-type="string">
            <text:p>

“Evacuation” is a natural phenomenon, and, in
the end, cannot be avoided forever...</text:p>
          </table:table-cell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 office:value-type="string">
            <text:p>

Then, how can one relieve these urges?
Of course, there is a way.</text:p>
          </table:table-cell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 office:value-type="string">
            <text:p>

The Shellsea species have a a tacit agreement:
upon a “place where one may evacuate”.</text:p>
          </table:table-cell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 office:value-type="string">
            <text:p>

We “do” it in a chasm at the back of the
cave, where there is a consistent water current.</text:p>
          </table:table-cell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 office:value-type="string">
            <text:p>

However, there are a great many Shellsea
beside me who live in this cave.</text:p>
          </table:table-cell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 office:value-type="string">
            <text:p>

It is not rare to have to wait in a line for
the previous visitor to use the current.</text:p>
          </table:table-cell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 office:value-type="string">
            <text:p>

M-My timing today appears to be... quite...
terrible...!</text:p>
          </table:table-cell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 office:value-type="string">
            <text:p>

There are still six others waiting for the
chasm...!</text:p>
          </table:table-cell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 office:value-type="string">
            <text:p>

I have been desperate to “evacuate” for quite
some time, so t... to be honest... I am at my limit!</text:p>
          </table:table-cell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 office:value-type="string">
            <text:p>

However, it is the height of taboo for noble
beings such as us to break etiquette...!</text:p>
          </table:table-cell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 office:value-type="string">
            <text:p>

Naturally, “evacuation” outside of the chasm is
inexcusable, as is skipping the line.</text:p>
          </table:table-cell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 office:value-type="string">
            <text:p>

Th-That is to say... I... s-simply must hold it...
until the... six before me have... “evacuated”...</text:p>
          </table:table-cell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 office:value-type="string">
            <text:p>

Uuuugh, even so... as I thought... I cannot bear
this... any... more...!!</text:p>
          </table:table-cell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 office:value-type="string">
            <text:p>

If I waited... for six others... it... it...
would... come ou, u... uuuu!!</text:p>
          </table:table-cell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 office:value-type="string">
            <text:p>

Etiquette... evacuation... restraint... high-class...!!</text:p>
          </table:table-cell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 office:value-type="string">
            <text:p>

Ah, ah, aaAAAGH!!!</text:p>
          </table:table-cell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 office:value-type="string">
            <text:p>

I-I-I'm sorry... I tried my best... I endured
as long as I could...</text:p>
          </table:table-cell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 office:value-type="string">
            <text:p>

But I just... couldn't... stand it... ooohhh! ////</text:p>
          </table:table-cell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 office:value-type="string">
            <text:p>

(Shellsea who break custom like this are forced
to clean the chasm for a week as punishment.)</text:p>
          </table:table-cell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 office:value-type="string">
            <text:p>Laborer</text:p>
          </table:table-cell>
          <table:table-cell table:style-name="ce0"/>
          <table:table-cell table:style-name="ce0" office:value-type="string">
            <text:p>

Wa-shaah!! Today's job is shiftin' all that rubble
the bandit dirtbags left behind!</text:p>
          </table:table-cell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 office:value-type="string">
            <text:p>

Eh? I get that it's gonna be gruelin' work, but
ya don't need to fuss over me 'cos I'm a chick!</text:p>
          </table:table-cell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 office:value-type="string">
            <text:p>

I've got way more brawn then any'a these
dudes! Leave it to me!!</text:p>
          </table:table-cell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 office:value-type="string">
            <text:p>

Right, first we've gotta get a rough estimate of
how much wreckage we're lookin' at here.</text:p>
          </table:table-cell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 office:value-type="string">
            <text:p>

It's both ends a' the tunnel, right? I'll take
this side!</text:p>
          </table:table-cell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 office:value-type="string">
            <text:p>

Aaall right! Let me show ya what I'm made of!</text:p>
          </table:table-cell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 office:value-type="string">
            <text:p>

Those bandit gang bastards... they sure did
leave us a shit-ton a' rubble...</text:p>
          </table:table-cell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 office:value-type="string">
            <text:p>

Wonder if we've got enough guys here. Phew...</text:p>
          </table:table-cell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 office:value-type="string">
            <text:p>

We shift it n' shift it, but the pile ain't gettin'
any smaller...!</text:p>
          </table:table-cell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 office:value-type="string">
            <text:p>

This work's so exhaustin', I've had gallons to
drink, so I'm startin' to need the lav...</text:p>
          </table:table-cell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 office:value-type="string">
            <text:p>

But headin' back to the rail car station
bathroom now would feel kinda like givin' in...</text:p>
          </table:table-cell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 office:value-type="string">
            <text:p>

But sayin' that, takin' care of it around here like
a guy would be... kinda...</text:p>
          </table:table-cell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 office:value-type="string">
            <text:p>

Ugh... speakin' a' which, the guys I work with
disappear off somewhere'n every now'n then...</text:p>
          </table:table-cell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 office:value-type="string">
            <text:p>

They must be goin' off to take a leak, huh...</text:p>
          </table:table-cell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 office:value-type="string">
            <text:p>

If I went off and... uhh... did that, I'd be outed
in a minute...!</text:p>
          </table:table-cell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 office:value-type="string">
            <text:p>

Gotta make use a' my natural grit'n... hold it,
hold it!</text:p>
          </table:table-cell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 office:value-type="string">
            <text:p>

J-Just a little more, and... the rubble removal
will be... over'n done with...!</text:p>
          </table:table-cell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 office:value-type="string">
            <text:p>

Soon as this is done... it's roll-call, then we're
free to go, so... please... don't come out yet...</text:p>
          </table:table-cell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 office:value-type="string">
            <text:p>

Just... gotta hold my pee... a little longer...!</text:p>
          </table:table-cell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 office:value-type="string">
            <text:p>

N-Nice! Almost done!!</text:p>
          </table:table-cell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 office:value-type="string">
            <text:p>

Quick... to the assembly spot...</text:p>
          </table:table-cell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 office:value-type="string">
            <text:p>

...Eh?! The other side ain't done yet?!?!</text:p>
          </table:table-cell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 office:value-type="string">
            <text:p>

N-No waaay!! I can't... h-hold it... any...
any...</text:p>
          </table:table-cell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 office:value-type="string">
            <text:p>

Uuu... uuuuuuuuhh!! Shit... I can't afford to be
shy, or else... I'll really... p-piss myseeelf!!</text:p>
          </table:table-cell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 office:value-type="string">
            <text:p>

No mooore!! R-R-Right there... behind that
boulder...!!!</text:p>
          </table:table-cell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 office:value-type="string">
            <text:p>

J... Just... made it... ///////</text:p>
          </table:table-cell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 office:value-type="string">
            <text:p>

Aaaaaahhh... this feelin' a' freedom... //////
might not be... so bad after all... ////////</text:p>
          </table:table-cell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 office:value-type="string">
            <text:p>Succubud</text:p>
          </table:table-cell>
          <table:table-cell table:style-name="ce0"/>
          <table:table-cell table:style-name="ce0" office:value-type="string">
            <text:p>

Auuu... sooo thirsty...</text:p>
          </table:table-cell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 office:value-type="string">
            <text:p>

It hasn't rained one bit lately, so I'm toootally
about to dry up...</text:p>
          </table:table-cell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 office:value-type="string">
            <text:p>

C-Come on... wateeer...</text:p>
          </table:table-cell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 office:value-type="string">
            <text:p>

Hauuun!! It's a spriiiiiiing!!</text:p>
          </table:table-cell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 office:value-type="string">
            <text:p>

Water ♪  Water ♪  Waaater ♪♪</text:p>
          </table:table-cell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 office:value-type="string">
            <text:p>

*glug*! *glug*! *glug*! *glug*!</text:p>
          </table:table-cell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 office:value-type="string">
            <text:p>

There's no telling when I'll next get to drink,
so I'll fill my tummy up niiice and full〜! ♪</text:p>
          </table:table-cell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 office:value-type="string">
            <text:p>

*glug*! *glug*! *glug*! *glug*!
*glug*! *glug*! *glug*! *glug*!</text:p>
          </table:table-cell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 office:value-type="string">
            <text:p>

Urk... I... I drank... waaay too much...</text:p>
          </table:table-cell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 office:value-type="string">
            <text:p>

My tummy... huuurts... urp...</text:p>
          </table:table-cell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 office:value-type="string">
            <text:p>

B-But I have no idea when I'll next find any
water, sooo...</text:p>
          </table:table-cell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 office:value-type="string">
            <text:p>

I'll do my best to save up looots of water...!</text:p>
          </table:table-cell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 office:value-type="string">
            <text:p>

...It's all right, if I keep my mouth shut niiice
and tight, no water will spill out...!</text:p>
          </table:table-cell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 office:value-type="string">
            <text:p>

Nghuu...</text:p>
          </table:table-cell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 office:value-type="string">
            <text:p>

I-It kinda feels like... aaall that water's gonna
spill out of my crotch...</text:p>
          </table:table-cell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 office:value-type="string">
            <text:p>

But right now, I'm waaay more worried about my
mouth... focus aaall of my energy up there...!</text:p>
          </table:table-cell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 office:value-type="string">
            <text:p>

Th... This is reaaal bad...</text:p>
          </table:table-cell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 office:value-type="string">
            <text:p>

Th-Th... The water's toootally gonna... leak from
my crotch... ////</text:p>
          </table:table-cell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 office:value-type="string">
            <text:p>

The water in my stomach... keeps dripping into
my downstairs stomaaach...!</text:p>
          </table:table-cell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 office:value-type="string">
            <text:p>

Not my precious water...! I-I need to hold it
aaall in...!</text:p>
          </table:table-cell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 office:value-type="string">
            <text:p>

I need to squeeeeeze my crotch shut, and make
sure none of it comes out...! *wiggle* *wiggle*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 office:value-type="string">
            <text:p>

Uuuuu... Auuu... hold it... hold it...
hooold it... //////</text:p>
          </table:table-cell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 office:value-type="string">
            <text:p>

*fidget*... *twist*, 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 office:value-type="string">
            <text:p>

Kfuuuu... m-my... my water's... gonna s-spi...
ll... out..!!</text:p>
          </table:table-cell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 office:value-type="string">
            <text:p>

The hole... between my legs is... twitching... ah,
ooh... no... no... it's... co... uuuuuuu!!</text:p>
          </table:table-cell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 office:value-type="string">
            <text:p>

Funyuuuuuuuuuuuuu〜〜〜 ///////////</text:p>
          </table:table-cell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 office:value-type="string">
            <text:p>

Wh-What is thiiis... the water... coming out of my
crotch... f... feels... soooo... good... //////////</text:p>
          </table:table-cell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 office:value-type="string">
            <text:p>

Feels... amaaazing... ///////////</text:p>
          </table:table-cell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 office:value-type="string">
            <text:p>Thief</text:p>
          </table:table-cell>
          <table:table-cell table:style-name="ce0"/>
          <table:table-cell table:style-name="ce0" office:value-type="string">
            <text:p>

Heeeeeeeeeeeeeyyyyy! Why'd ya have to go n'
tie me up like thiiiiiiiiiis!!!</text:p>
          </table:table-cell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 office:value-type="string">
            <text:p>

Didn'tcha hear me?! I came here to join the
bandit gang!!</text:p>
          </table:table-cell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 office:value-type="string">
            <text:p>

I'm tellin' ya, I'm not an intruder!! Untie me right
nooooooooooow!!!!</text:p>
          </table:table-cell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 office:value-type="string">
            <text:p>

Just so ya know, I'm a pretty well-known cat
burglar around these parts, see?!</text:p>
          </table:table-cell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 office:value-type="string">
            <text:p>

Huh? A cat burglar shouldn't be well-known...?</text:p>
          </table:table-cell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 office:value-type="string">
            <text:p>

...Ah. Well... uhhh... about that...</text:p>
          </table:table-cell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 office:value-type="string">
            <text:p>

N-No need to sweat the details!!! Anyway,
we're all in the same business here!!</text:p>
          </table:table-cell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 office:value-type="string">
            <text:p>

You gotta believe meeeeeeeeeee!!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

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 office:value-type="string">
            <text:p>

O-Oi... if ya untie me, I'll reveal my secret
thief techniques just for you...</text:p>
          </table:table-cell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 office:value-type="string">
            <text:p>

Ain't it about time you—</text:p>
          </table:table-cell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 office:value-type="string">
            <text:p>

Huh? If I'm such an expert thief, I should be
able to slip outta these ropes...?</text:p>
          </table:table-cell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 office:value-type="string">
            <text:p>

'C-C-Course I can!! Didn't I tell ya, a savvy
burglar like me can do anythin'?!</text:p>
          </table:table-cell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 office:value-type="string">
            <text:p>

Aaaall right, feast your eyes!! A knot like this'll
only take me one minute...</text:p>
          </table:table-cell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 office:value-type="string">
            <text:p>

Unununununuuuuu...!!</text:p>
          </table:table-cell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 office:value-type="string">
            <text:p>

Mghhhhhh!!! Fnnnhh!!!
Gnuwooooooooooooooooohhhhhh!!!!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 office:value-type="string">
            <text:p>

Haah... haah... wai... time-out... this...
th-this one's a real toughie...</text:p>
          </table:table-cell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 office:value-type="string">
            <text:p>

U... Uncle!! I give up!!! This is impossible!!
I'm sorry!!!</text:p>
          </table:table-cell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 office:value-type="string">
            <text:p>

I don't care about joinin' the gang anymore!!
J-Just... untie me!! Hey!!</text:p>
          </table:table-cell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 office:value-type="string">
            <text:p>

That's not it!! I... uhh... well...</text:p>
          </table:table-cell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 office:value-type="string">
            <text:p>

I'm gonna... burst! //////// I've been bustin'
to use the john... this whole time!!!</text:p>
          </table:table-cell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 office:value-type="string">
            <text:p>

I'm serious!!! Would someone like me lie?!?!
That beggars belief!!! C'mon!!!</text:p>
          </table:table-cell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 office:value-type="string">
            <text:p>

For real... this is really bad... I'm tellin' ya...
I'm gonna... I-I'm gonna pi... uuu... /////</text:p>
          </table:table-cell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 office:value-type="string">
            <text:p>

Ah, shit... nooo... //////</text:p>
          </table:table-cell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 office:value-type="string">
            <text:p>

Looooooooooooooook!!! I'm pissin' my
paaaaaaaaaaants! /////////</text:p>
          </table:table-cell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 office:value-type="string">
            <text:p>

I-I wanna go hoooooooooooome! ////////</text:p>
          </table:table-cell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 office:value-type="string">
            <text:p>Maid</text:p>
          </table:table-cell>
          <table:table-cell table:style-name="ce0"/>
          <table:table-cell table:style-name="ce0" office:value-type="string">
            <text:p>

Eh?! Weren't there meant to be four maids on
shift today?!</text:p>
          </table:table-cell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 office:value-type="string">
            <text:p>

Wha, no way...! Isn't this the most guests we've
had all month?!</text:p>
          </table:table-cell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 office:value-type="string">
            <text:p>

Uuu... and obviously, hiring lots of part-timers
would make the quality of service drop...</text:p>
          </table:table-cell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 office:value-type="string">
            <text:p>

As the head maid, I have to cover with all I've
got!</text:p>
          </table:table-cell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 office:value-type="string">
            <text:p>

All right, I'll put my all into this! The hotel
is my battleground!! And I'm the general!!</text:p>
          </table:table-cell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 office:value-type="string">
            <text:p>

Yes, I will carry your luggage to your room.</text:p>
          </table:table-cell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 office:value-type="string">
            <text:p>

You will be renting a blanket? In that case,
please follow me to the front desk.</text:p>
          </table:table-cell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 office:value-type="string">
            <text:p>

You would like some other shampoo? I will
prepare several for your selection.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 office:value-type="string">
            <text:p>

Haah... haah... I-I'm exhausted...</text:p>
          </table:table-cell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 office:value-type="string">
            <text:p>

I'm doing the work of four people on top of my
own... was this too much all along...?</text:p>
          </table:table-cell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 office:value-type="string">
            <text:p>

I don't have a moment to catch my breath, let
alone visit the restroom...</text:p>
          </table:table-cell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 office:value-type="string">
            <text:p>

E-Excuse me, sir! The staircase is this way and
on the left!</text:p>
          </table:table-cell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 office:value-type="string">
            <text:p>

Yes, the bathing area is open from four A.M
until...</text:p>
          </table:table-cell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 office:value-type="string">
            <text:p>

Khhh! Oh, no... I really have held it far too long...!</text:p>
          </table:table-cell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 office:value-type="string">
            <text:p>

If I relax for even a moment... it'll all come out...!!</text:p>
          </table:table-cell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 office:value-type="string">
            <text:p>

Quickly... restroom... hurry...</text:p>
          </table:table-cell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 office:value-type="string">
            <text:p>

...Eh?! The employee's restroom is... out
of order?!?!</text:p>
          </table:table-cell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 office:value-type="string">
            <text:p>

You must be joking!! No one told me about this!!</text:p>
          </table:table-cell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 office:value-type="string">
            <text:p>

B-But... the head maid couldn't possibly... use
the guests' washroom...</text:p>
          </table:table-cell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 office:value-type="string">
            <text:p>

But, but... I-I can't... hold it... any longeeer...!!</text:p>
          </table:table-cell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 office:value-type="string">
            <text:p>

Restroom... anywhere... somewhere I can...
p-p-pee...</text:p>
          </table:table-cell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 office:value-type="string">
            <text:p>

...That's right, just up these stairs... there's a
flowerbed on the roof...</text:p>
          </table:table-cell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 office:value-type="string">
            <text:p>

...Great, there's no one around...!!</text:p>
          </table:table-cell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 office:value-type="string">
            <text:p>

This is disgraceful, but... i-it's an
emergency! /////</text:p>
          </table:table-cell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 office:value-type="string">
            <text:p>

Nnnhaaaaaaaaaaaa...... ♪♪</text:p>
          </table:table-cell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 office:value-type="string">
            <text:p>

M-My first pee... in ten hooours...
Sooo goooood〜〜... ♪♪</text:p>
          </table:table-cell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 office:value-type="string">
            <text:p>Ghost-story</text:p>
          </table:table-cell>
          <table:table-cell table:style-name="ce0"/>
          <table:table-cell table:style-name="ce0" office:value-type="string">
            <text:p>

Friend “...And the next moment, the woman that
should've been in the mirror...”</text:p>
          </table:table-cell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 office:value-type="string">
            <text:p>

Friend “Was on the ceiliiiiiiiiiiiiiiiiiing!!”</text:p>
          </table:table-cell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 office:value-type="string">
            <text:p>

Eeeeeeeeeeeeeeeeeeeeeeeeeeeeeeeeep!!!!</text:p>
          </table:table-cell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 office:value-type="string">
            <text:p>

Friend “Ha lololol you're such a scaredy-cat
lolololol!”</text:p>
          </table:table-cell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 office:value-type="string">
            <text:p>

I, I, I-I-I, I, I am NOT!! That was j-j-just
screaming practice!!!</text:p>
          </table:table-cell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 office:value-type="string">
            <text:p>

Mom “My, my, how long are you going to be
playing around with those little ghost-stories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 office:value-type="string">
            <text:p>

Mom “Come on, it's getting dark, so it's about
time for you to get back home.”</text:p>
          </table:table-cell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 office:value-type="string">
            <text:p>

Friend “Yes Ma'aaaam! See you lateeer!”</text:p>
          </table:table-cell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 office:value-type="string">
            <text:p>

(Ooooh〜...! We were NOT playing! I really was
scared!!)</text:p>
          </table:table-cell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 office:value-type="string">
            <text:p>

*squirm*... *squirm*...</text:p>
          </table:table-cell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 office:value-type="string">
            <text:p>

I... I've gotta go pee....</text:p>
          </table:table-cell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 office:value-type="string">
            <text:p>

But I'm too scared to... l-leave my bed...</text:p>
          </table:table-cell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 office:value-type="string">
            <text:p>

Is it just me, or have the sounds of the waves
been extra-loud today...?</text:p>
          </table:table-cell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 office:value-type="string">
            <text:p>

T-Too weird... too scaryyy...</text:p>
          </table:table-cell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 office:value-type="string">
            <text:p>

I need to... pee, but... I'm gonna hold it 'til
morning...!</text:p>
          </table:table-cell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 office:value-type="string">
            <text:p>

Kh... there's no way... I can... hold it, after
all...!</text:p>
          </table:table-cell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 office:value-type="string">
            <text:p>

If I don't... get to the toilet, I'll... pee my
pants!!</text:p>
          </table:table-cell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 office:value-type="string">
            <text:p>

I-It's fine... I'll just hurry in and go nice and
quick, then rush back... I-I'm not scared...!</text:p>
          </table:table-cell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 office:value-type="string">
            <text:p>

*splash*!! *drip*! *drip*!</text:p>
          </table:table-cell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 office:value-type="string">
            <text:p>

Fuweeeeeeehhh?!! Wh-Wh-What's that sound?!?!</text:p>
          </table:table-cell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 office:value-type="string">
            <text:p>

*drip* *drip* *drip*! *splash*!!!</text:p>
          </table:table-cell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 office:value-type="string">
            <text:p>

Eeeeeeeeeeeeeeeeeeeeeeeeeeeeeeeeeeeeeeee
eeeeeeeeeek————!!!!</text:p>
          </table:table-cell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 office:value-type="string">
            <text:p>

I-I-I-I-I, I, I'm totally
scaaaaaaaaaaaaaaaared—————!!!!!</text:p>
          </table:table-cell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 office:value-type="string">
            <text:p>

Mom “Goodness, gracious..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 office:value-type="string">
            <text:p>

Mom “Not only were you scared of the sounds
of fish leaping in the high waves, but..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 office:value-type="string">
            <text:p>

Mom “You went to bed when you knew you
needed to go to the toilet...”</text:p>
          </table:table-cell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 office:value-type="string">
            <text:p>

...Auu... b-but... but... ////</text:p>
          </table:table-cell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 office:value-type="string">
            <text:p>

Mom “Do you realize how difficult it is to dry
futons in this town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 office:value-type="string">
            <text:p>

Mom “From now on, you'll go to the bathroom
before bed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 office:value-type="string">
            <text:p>

Mom “And if you need to go, make sure you
wake Mom up, is that clear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 office:value-type="string">
            <text:p>

Mom “I'll take you to the toilet.”</text:p>
          </table:table-cell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 office:value-type="string">
            <text:p>

...Yeah... sorry, Mom... it won't happen again...</text:p>
          </table:table-cell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 office:value-type="string">
            <text:p>Date-chan</text:p>
          </table:table-cell>
          <table:table-cell table:style-name="ce0"/>
          <table:table-cell table:style-name="ce0" office:value-type="string">
            <text:p>

Ah! Boyfriend-kun, over here!</text:p>
          </table:table-cell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 office:value-type="string">
            <text:p>

Huh? No, I haven't been waiting at all! ♪
I just got here! ♪</text:p>
          </table:table-cell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 office:value-type="string">
            <text:p>

(I've actually been so nervous about our first
date that I've been hanging around for an hour...)</text:p>
          </table:table-cell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 office:value-type="string">
            <text:p>

Hey, hey, look! The lake's sooo pretty!</text:p>
          </table:table-cell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 office:value-type="string">
            <text:p>

There's no wind, so it's perfectly reflecting
the trees and the clear blue sky! ♪</text:p>
          </table:table-cell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 office:value-type="string">
            <text:p>

Eh? A boat ride? Let's do it! Wahoo—! ☆</text:p>
          </table:table-cell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 office:value-type="string">
            <text:p>

Wow, Boyfriend-kun, you totally suck at
rowing〜! Fufu! Fufufu!</text:p>
          </table:table-cell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 office:value-type="string">
            <text:p>

It's your first time in a boat? Yep, me too! ♪</text:p>
          </table:table-cell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 office:value-type="string">
            <text:p>

(I'm actually a regular at the boat rental store
here...)</text:p>
          </table:table-cell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 office:value-type="string">
            <text:p>

(Also, did I get here too early? I kinda wish I'd
gone to the toilet...)</text:p>
          </table:table-cell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

(Thanks to my nerves, I'm really starting to
need to go...)</text:p>
          </table:table-cell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 office:value-type="string">
            <text:p>

Huh? You brought juice for me? Yaaaay!</text:p>
          </table:table-cell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 office:value-type="string">
            <text:p>

Thanks! Down the hatch—! ♪</text:p>
          </table:table-cell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 office:value-type="string">
            <text:p>

(Oh, well, I can just go to the bathroom after we
get off the boat... probably...)</text:p>
          </table:table-cell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 office:value-type="string">
            <text:p>

U... Umm... Boyfriend-kun...</text:p>
          </table:table-cell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 office:value-type="string">
            <text:p>

You've been fumbling on the oars all the way
back to the pier, are you gonna be okay...?</text:p>
          </table:table-cell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 office:value-type="string">
            <text:p>

Yeah... a-actually... well... I k-kinda... I have
to go to the bathroom... /////</text:p>
          </table:table-cell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 office:value-type="string">
            <text:p>

Huh? I-It's fine, I can... still.... h-hold it...
yeah...</text:p>
          </table:table-cell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 office:value-type="string">
            <text:p>

(Uwaaaaahn! That was a total lie! I-I'm about to
buuurst!)</text:p>
          </table:table-cell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 office:value-type="string">
            <text:p>

(Oh, no, I'm gonna wet myself!! /////)</text:p>
          </table:table-cell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 office:value-type="string">
            <text:p>

(Hauuuu, I-I can't take this anymoooore!!)</text:p>
          </table:table-cell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 office:value-type="string">
            <text:p>

Boyfriend-kun!! Gimme the oars!! I-I'll row!!!
Quickly!!!!</text:p>
          </table:table-cell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 office:value-type="string">
            <text:p>

Woosh!! Woosh!! Woosh!!
Woosh!! Woosh!! Woosh!!</text:p>
          </table:table-cell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 office:value-type="string">
            <text:p>

(Please, I have to make iiiiiiiiiit!!!)</text:p>
          </table:table-cell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 office:value-type="string">
            <text:p>

Pshhhhhh! *trickle trickle*...!!</text:p>
          </table:table-cell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 office:value-type="string">
            <text:p>

Hauuunh!!!
(Agh, I-I went too hard... I'm losing con—!)</text:p>
          </table:table-cell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 office:value-type="string">
            <text:p>

Ah, no... don't look... turn arooound! ////</text:p>
          </table:table-cell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 office:value-type="string">
            <text:p>

Noooooooooooooo——————! ////////</text:p>
          </table:table-cell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 office:value-type="string">
            <text:p>

No, no!!! This can't be happeniiing———!!! //////</text:p>
          </table:table-cell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 office:value-type="string">
            <text:p>

...Huh??? C-Cu... Cute????</text:p>
          </table:table-cell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 office:value-type="string">
            <text:p>

Mrghh!! Idiooot!!! ////////////</text:p>
          </table:table-cell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 office:value-type="string">
            <text:p>Guard-chan</text:p>
          </table:table-cell>
          <table:table-cell table:style-name="ce0"/>
          <table:table-cell table:style-name="ce0" office:value-type="string">
            <text:p>

Night-time guard duty... I thought it'd be as easy
as just standing here, but it's really hard...</text:p>
          </table:table-cell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 office:value-type="string">
            <text:p>

It got out that I fell asleep on watch last night
and the garrison commander got mad at me...</text:p>
          </table:table-cell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 office:value-type="string">
            <text:p>

Today, I'm gonna do my best and keep a
look-out 'til my shift ends!</text:p>
          </table:table-cell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/>
          <table:table-cell table:style-name="ce0"/>
          <table:table-cell table:style-name="ce0" office:value-type="string">
            <text:p>

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 office:value-type="string">
            <text:p>

...Uuuu... I-I'm really sleepy, though... the training
today really took it out of me, so this is tough...</text:p>
          </table:table-cell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 office:value-type="string">
            <text:p>

I know food and drink is forbidden on duty, but
I guess I'll have to use my secret weapon...</text:p>
          </table:table-cell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 office:value-type="string">
            <text:p>

Ta-daa! A nice, strong coffee〜!</text:p>
          </table:table-cell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 office:value-type="string">
            <text:p>

This'll make my sleepiness all go away, so I can
focus on guard duty!</text:p>
          </table:table-cell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 office:value-type="string">
            <text:p>

*glug*... *glug*... *glug*... *glug*...</text:p>
          </table:table-cell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 office:value-type="string">
            <text:p>

Oo... Oops... that was a major miscalculation...</text:p>
          </table:table-cell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 office:value-type="string">
            <text:p>

Maybe it was too strong after all?
I reeeally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 office:value-type="string">
            <text:p>

Even so, there's no way I can step away from
my post... uuu...</text:p>
          </table:table-cell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 office:value-type="string">
            <text:p>

A little nap earned me an hour-long sermon last
time, so...</text:p>
          </table:table-cell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 office:value-type="string">
            <text:p>

Who knows what kind of punishment awaits me
if I leave my station...</text:p>
          </table:table-cell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 office:value-type="string">
            <text:p>

A-Anyway... only two hours left 'til my shift
ends, so until then, just hold it... hold it...!</text:p>
          </table:table-cell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 office:value-type="string">
            <text:p>

Ohmigod... ohmigod... ohmigod...!</text:p>
          </table:table-cell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 office:value-type="string">
            <text:p>

Only thirty minutes... u-until shift change...!
B-But... but...</text:p>
          </table:table-cell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 office:value-type="string">
            <text:p>

What do I do... I-I can't... hold it... anymore...</text:p>
          </table:table-cell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 office:value-type="string">
            <text:p>

Aaaah... shoot... I'm gonna... I'm gonna p-pee
myself... no...!</text:p>
          </table:table-cell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 office:value-type="string">
            <text:p>

At this point... b-better find a corner to...</text:p>
          </table:table-cell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 office:value-type="string">
            <text:p>

...Ack! Wh-Who's there...?!</text:p>
          </table:table-cell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 office:value-type="string">
            <text:p>

Drunk “I'm hooome〜! Jusht got baaack〜!
*hic*”</text:p>
          </table:table-cell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 office:value-type="string">
            <text:p>

Drunk “C'mon, open up〜!”</text:p>
          </table:table-cell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 office:value-type="string">
            <text:p>

Eh, u-umm... this isn't your home, it's the...
castle...! *squirm* *squirm*</text:p>
          </table:table-cell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 office:value-type="string">
            <text:p>

Drunk “Huuuuuh〜? Sherioushly〜???”</text:p>
          </table:table-cell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 office:value-type="string">
            <text:p>

Drunk “Then, where ish my home〜? *hic*”</text:p>
          </table:table-cell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 office:value-type="string">
            <text:p>

I-I don't kn... uu...</text:p>
          </table:table-cell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 office:value-type="string">
            <text:p>

No... i-it's coming ouuut...</text:p>
          </table:table-cell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 office:value-type="string">
            <text:p>

I'm gonna pee m... ah... hauuuuuu...!!</text:p>
          </table:table-cell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 office:value-type="string">
            <text:p>

Awawah... wawah... awawawaaah... //////</text:p>
          </table:table-cell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 office:value-type="string">
            <text:p>

Uuuuuuu... I-I've done it noooow...!</text:p>
          </table:table-cell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 office:value-type="string">
            <text:p>

Drunk “Th-This is!!”</text:p>
          </table:table-cell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 office:value-type="string">
            <text:p>

Drunk “Super-rare!! *fist-pump*”</text:p>
          </table:table-cell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 office:value-type="string">
            <text:p>

Uwaaaaaahn!! Go home alreadyyyyyyyyyy!!
///////</text:p>
          </table:table-cell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uard-chan P-Memory?</text:p>
          </table:table-cell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te-chan P-Memory?</text:p>
          </table:table-cell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host Story-chan P-Memory?</text:p>
          </table:table-cell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aid-chan P-Memory?</text:p>
          </table:table-cell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hief-chan P-Memory?</text:p>
          </table:table-cell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uccubud-chan P-Memory?</text:p>
          </table:table-cell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aborer-chan P-Memory?</text:p>
          </table:table-cell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ellsea-chan P-Memory?</text:p>
          </table:table-cell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Coat-chan P-Memory?</text:p>
          </table:table-cell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kate-chan P-Memory?</text:p>
          </table:table-cell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luff-chan P-Memory?</text:p>
          </table:table-cell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i'l Devil-chan P-Memory?</text:p>
          </table:table-cell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ncer-chan P-Memory?</text:p>
          </table:table-cell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Ojou-chan P-Memory?</text:p>
          </table:table-cell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irara-chan P-Memory?</text:p>
          </table:table-cell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Pareo-chan P-Memory?</text:p>
          </table:table-cell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ath-chan P-Memory?</text:p>
          </table:table-cell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inobi-chan P-Memory?</text:p>
          </table:table-cell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Kappa Girl-chan P-Memory?</text:p>
          </table:table-cell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Envy-chan P-Memory?</text:p>
          </table:table-cell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ightseer-chan P-Memory?</text:p>
          </table:table-cell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cholar-chan P-Memory?</text:p>
          </table:table-cell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ost-chan P-Memory?</text:p>
          </table:table-cell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Enthralled-chan P-Memory?</text:p>
          </table:table-cell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16T17:01:09+02:00</meta:creation-date>
    <dc:date>2020-05-16T17:01:0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